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37"/>
    <style:style style:name="ce22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2">
            <text:p>31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4">
            <text:p>51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470">
            <text:p>2947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860">
            <text:p>298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120">
            <text:p>301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5-03">
            <text:p>2021-05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5 - 1.07)">
            <text:p>(0.75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20" table:formula="of:=[$Aggregates.$B1]" office:value-type="float" office:value="0.92">
            <text:p>0.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source xlink:type="simple" xlink:href="../ResultsData.txt" table:table-name="Sheet1" table:filter-name="Text - txt - csv (StarCalc)" table:filter-options="44,34,ANSI,1,,0,false,true"/>
        <table:table-column table:style-name="co4" table:default-cell-style-name="Default"/>
        <table:table-column table:style-name="co5" table:default-cell-style-name="ce21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22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22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690">
            <text:p>690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07281229124916">
            <text:p>0.0307281229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0939909656766">
            <text:p>1.109399096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9022456171231">
            <text:p>22.902245617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65.875">
            <text:p>565.8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52453714030783">
            <text:p>0.0252453714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8960796431424">
            <text:p>1.0896079643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7.8015400206259">
            <text:p>27.80154002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277.25">
            <text:p>277.2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11726778158372">
            <text:p>0.0111726778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393490366654">
            <text:p>1.0393490367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01">
            <text:p>201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07951578447662">
            <text:p>0.0079515784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2795445066244">
            <text:p>1.0279544507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6837">
            <text:p>26837</text:p>
          </table:table-cell>
          <table:table-cell office:value-type="float" office:value="410">
            <text:p>410</text:p>
          </table:table-cell>
          <table:table-cell office:value-type="float" office:value="482.5">
            <text:p>482.5</text:p>
          </table:table-cell>
          <table:table-cell office:value-type="float" office:value="516.75">
            <text:p>516.75</text:p>
          </table:table-cell>
          <table:table-cell office:value-type="float" office:value="0.0323624595469256">
            <text:p>0.0323624595</text:p>
          </table:table-cell>
          <table:table-cell office:value-type="float" office:value="0.0288542040425786">
            <text:p>0.028854204</text:p>
          </table:table-cell>
          <table:table-cell office:value-type="float" office:value="0.0192551328389909">
            <text:p>0.0192551328</text:p>
          </table:table-cell>
          <table:table-cell office:value-type="float" office:value="1.11532137283858">
            <text:p>1.1153213728</text:p>
          </table:table-cell>
          <table:table-cell office:value-type="float" office:value="1.10262154172725">
            <text:p>1.1026215417</text:p>
          </table:table-cell>
          <table:table-cell office:value-type="float" office:value="1.06811965481214">
            <text:p>1.0681196548</text:p>
          </table:table-cell>
          <table:table-cell office:value-type="float" office:value="21.7629817826008">
            <text:p>21.7629817826</text:p>
          </table:table-cell>
          <table:table-cell office:value-type="float" office:value="24.3673287661524">
            <text:p>24.3673287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419">
            <text:p>27419</text:p>
          </table:table-cell>
          <table:table-cell office:value-type="float" office:value="225.125">
            <text:p>225.125</text:p>
          </table:table-cell>
          <table:table-cell office:value-type="float" office:value="625.125">
            <text:p>625.125</text:p>
          </table:table-cell>
          <table:table-cell office:value-type="float" office:value="579.125">
            <text:p>579.125</text:p>
          </table:table-cell>
          <table:table-cell office:value-type="float" office:value="0.0162135397911415">
            <text:p>0.0162135398</text:p>
          </table:table-cell>
          <table:table-cell office:value-type="float" office:value="0.0348783685766892">
            <text:p>0.0348783686</text:p>
          </table:table-cell>
          <table:table-cell office:value-type="float" office:value="0.0211213027462708">
            <text:p>0.0211213027</text:p>
          </table:table-cell>
          <table:table-cell office:value-type="float" office:value="1.05726263185921">
            <text:p>1.0572626319</text:p>
          </table:table-cell>
          <table:table-cell office:value-type="float" office:value="1.12445863118377">
            <text:p>1.1244586312</text:p>
          </table:table-cell>
          <table:table-cell office:value-type="float" office:value="1.07479893409416">
            <text:p>1.0747989341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3.1628107863816">
            <text:p>33.162810786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344">
            <text:p>25344</text:p>
          </table:table-cell>
          <table:table-cell office:value-type="float" office:value="540.875">
            <text:p>540.875</text:p>
          </table:table-cell>
          <table:table-cell office:value-type="float" office:value="162.75">
            <text:p>162.75</text:p>
          </table:table-cell>
          <table:table-cell office:value-type="float" office:value="636.75">
            <text:p>636.75</text:p>
          </table:table-cell>
          <table:table-cell office:value-type="float" office:value="0.0403788727136991">
            <text:p>0.0403788727</text:p>
          </table:table-cell>
          <table:table-cell office:value-type="float" office:value="0.00893592488881568">
            <text:p>0.0089359249</text:p>
          </table:table-cell>
          <table:table-cell office:value-type="float" office:value="0.0251242897727273">
            <text:p>0.0251242898</text:p>
          </table:table-cell>
          <table:table-cell office:value-type="float" office:value="1.14452174308674">
            <text:p>1.1445217431</text:p>
          </table:table-cell>
          <table:table-cell office:value-type="float" office:value="1.03143224458795">
            <text:p>1.0314322446</text:p>
          </table:table-cell>
          <table:table-cell office:value-type="float" office:value="1.08917222488025">
            <text:p>1.0891722249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7.933867656305">
            <text:p>27.933867656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052">
            <text:p>13052</text:p>
          </table:table-cell>
          <table:table-cell office:value-type="float" office:value="18256">
            <text:p>18256</text:p>
          </table:table-cell>
          <table:table-cell office:value-type="float" office:value="25429">
            <text:p>25429</text:p>
          </table:table-cell>
          <table:table-cell office:value-type="float" office:value="452.75">
            <text:p>452.75</text:p>
          </table:table-cell>
          <table:table-cell office:value-type="float" office:value="765.75">
            <text:p>765.75</text:p>
          </table:table-cell>
          <table:table-cell office:value-type="float" office:value="302.125">
            <text:p>302.125</text:p>
          </table:table-cell>
          <table:table-cell office:value-type="float" office:value="0.0346881703953417">
            <text:p>0.0346881704</text:p>
          </table:table-cell>
          <table:table-cell office:value-type="float" office:value="0.0419451139351446">
            <text:p>0.0419451139</text:p>
          </table:table-cell>
          <table:table-cell office:value-type="float" office:value="0.0118811199811239">
            <text:p>0.01188112</text:p>
          </table:table-cell>
          <table:table-cell office:value-type="float" office:value="1.12376700394783">
            <text:p>1.1237670039</text:p>
          </table:table-cell>
          <table:table-cell office:value-type="float" office:value="1.15025630823575">
            <text:p>1.1502563082</text:p>
          </table:table-cell>
          <table:table-cell office:value-type="float" office:value="1.04186059551747">
            <text:p>1.0418605955</text:p>
          </table:table-cell>
          <table:table-cell office:value-type="float" office:value="20.3268391602612">
            <text:p>20.3268391603</text:p>
          </table:table-cell>
          <table:table-cell office:value-type="float" office:value="16.8692997298121">
            <text:p>16.8692997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19804">
            <text:p>19804</text:p>
          </table:table-cell>
          <table:table-cell office:value-type="float" office:value="27352">
            <text:p>27352</text:p>
          </table:table-cell>
          <table:table-cell office:value-type="float" office:value="439.875">
            <text:p>439.875</text:p>
          </table:table-cell>
          <table:table-cell office:value-type="float" office:value="374.75">
            <text:p>374.75</text:p>
          </table:table-cell>
          <table:table-cell office:value-type="float" office:value="509.25">
            <text:p>509.25</text:p>
          </table:table-cell>
          <table:table-cell office:value-type="float" office:value="0.0331931029278599">
            <text:p>0.0331931029</text:p>
          </table:table-cell>
          <table:table-cell office:value-type="float" office:value="0.0189229448596243">
            <text:p>0.0189229449</text:p>
          </table:table-cell>
          <table:table-cell office:value-type="float" office:value="0.0186183825680023">
            <text:p>0.0186183826</text:p>
          </table:table-cell>
          <table:table-cell office:value-type="float" office:value="1.11833535312819">
            <text:p>1.1183353531</text:p>
          </table:table-cell>
          <table:table-cell office:value-type="float" office:value="1.06693213957932">
            <text:p>1.0669321396</text:p>
          </table:table-cell>
          <table:table-cell office:value-type="float" office:value="1.06584376156013">
            <text:p>1.0658437616</text:p>
          </table:table-cell>
          <table:table-cell office:value-type="float" office:value="21.2269527212188">
            <text:p>21.2269527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885">
            <text:p>13885</text:p>
          </table:table-cell>
          <table:table-cell office:value-type="float" office:value="20069">
            <text:p>20069</text:p>
          </table:table-cell>
          <table:table-cell office:value-type="float" office:value="28502">
            <text:p>28502</text:p>
          </table:table-cell>
          <table:table-cell office:value-type="float" office:value="225.125">
            <text:p>225.125</text:p>
          </table:table-cell>
          <table:table-cell office:value-type="float" office:value="413">
            <text:p>413</text:p>
          </table:table-cell>
          <table:table-cell office:value-type="float" office:value="1050.25">
            <text:p>1050.25</text:p>
          </table:table-cell>
          <table:table-cell office:value-type="float" office:value="0.0162135397911415">
            <text:p>0.0162135398</text:p>
          </table:table-cell>
          <table:table-cell office:value-type="float" office:value="0.0205790024415766">
            <text:p>0.0205790024</text:p>
          </table:table-cell>
          <table:table-cell office:value-type="float" office:value="0.0368482913479756">
            <text:p>0.0368482913</text:p>
          </table:table-cell>
          <table:table-cell office:value-type="float" office:value="1.05726263185921">
            <text:p>1.0572626319</text:p>
          </table:table-cell>
          <table:table-cell office:value-type="float" office:value="1.07285655941484">
            <text:p>1.0728565594</text:p>
          </table:table-cell>
          <table:table-cell office:value-type="float" office:value="1.13163030100543">
            <text:p>1.131630301</text:p>
          </table:table-cell>
          <table:table-cell office:value-type="float" office:value="0">
            <text:p>0</text:p>
          </table:table-cell>
          <table:table-cell office:value-type="float" office:value="34.0276506466894">
            <text:p>34.0276506467</text:p>
          </table:table-cell>
          <table:table-cell office:value-type="float" office:value="19.1553198830386">
            <text:p>19.15531988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17">
            <text:p>417</text:p>
          </table:table-cell>
          <table:table-cell office:value-type="float" office:value="14444">
            <text:p>14444</text:p>
          </table:table-cell>
          <table:table-cell office:value-type="float" office:value="18791">
            <text:p>18791</text:p>
          </table:table-cell>
          <table:table-cell office:value-type="float" office:value="30154">
            <text:p>30154</text:p>
          </table:table-cell>
          <table:table-cell office:value-type="float" office:value="202.5">
            <text:p>202.5</text:p>
          </table:table-cell>
          <table:table-cell office:value-type="float" office:value="569.625">
            <text:p>569.625</text:p>
          </table:table-cell>
          <table:table-cell office:value-type="float" office:value="1544.75">
            <text:p>1544.75</text:p>
          </table:table-cell>
          <table:table-cell office:value-type="float" office:value="0.0140196621434506">
            <text:p>0.0140196621</text:p>
          </table:table-cell>
          <table:table-cell office:value-type="float" office:value="0.030313714012027">
            <text:p>0.030313714</text:p>
          </table:table-cell>
          <table:table-cell office:value-type="float" office:value="0.0512286927107515">
            <text:p>0.0512286927</text:p>
          </table:table-cell>
          <table:table-cell office:value-type="float" office:value="1.04945405731825">
            <text:p>1.0494540573</text:p>
          </table:table-cell>
          <table:table-cell office:value-type="float" office:value="1.10789908470621">
            <text:p>1.1078990847</text:p>
          </table:table-cell>
          <table:table-cell office:value-type="float" office:value="1.18444420724306">
            <text:p>1.1844442072</text:p>
          </table:table-cell>
          <table:table-cell office:value-type="float" office:value="0">
            <text:p>0</text:p>
          </table:table-cell>
          <table:table-cell office:value-type="float" office:value="23.2106439810539">
            <text:p>23.2106439811</text:p>
          </table:table-cell>
          <table:table-cell office:value-type="float" office:value="13.8741362730694">
            <text:p>13.87413627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4445">
            <text:p>14445</text:p>
          </table:table-cell>
          <table:table-cell office:value-type="float" office:value="20141">
            <text:p>20141</text:p>
          </table:table-cell>
          <table:table-cell office:value-type="float" office:value="33764">
            <text:p>33764</text:p>
          </table:table-cell>
          <table:table-cell office:value-type="float" office:value="618.625">
            <text:p>618.625</text:p>
          </table:table-cell>
          <table:table-cell office:value-type="float" office:value="1051.75">
            <text:p>1051.75</text:p>
          </table:table-cell>
          <table:table-cell office:value-type="float" office:value="1759.375">
            <text:p>1759.375</text:p>
          </table:table-cell>
          <table:table-cell office:value-type="float" office:value="0.0428262374524057">
            <text:p>0.0428262375</text:p>
          </table:table-cell>
          <table:table-cell office:value-type="float" office:value="0.0522193535574202">
            <text:p>0.0522193536</text:p>
          </table:table-cell>
          <table:table-cell office:value-type="float" office:value="0.0521080144532638">
            <text:p>0.0521080145</text:p>
          </table:table-cell>
          <table:table-cell office:value-type="float" office:value="1.15348664084751">
            <text:p>1.1534866408</text:p>
          </table:table-cell>
          <table:table-cell office:value-type="float" office:value="1.18811238478744">
            <text:p>1.1881123848</text:p>
          </table:table-cell>
          <table:table-cell office:value-type="float" office:value="1.18769993112014">
            <text:p>1.1876999311</text:p>
          </table:table-cell>
          <table:table-cell office:value-type="float" office:value="16.5292571413052">
            <text:p>16.5292571413</text:p>
          </table:table-cell>
          <table:table-cell office:value-type="float" office:value="13.6173937950224">
            <text:p>13.617393795</text:p>
          </table:table-cell>
          <table:table-cell office:value-type="float" office:value="13.6457619271473">
            <text:p>13.645761927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15720">
            <text:p>15720</text:p>
          </table:table-cell>
          <table:table-cell office:value-type="float" office:value="21238">
            <text:p>21238</text:p>
          </table:table-cell>
          <table:table-cell office:value-type="float" office:value="35813">
            <text:p>35813</text:p>
          </table:table-cell>
          <table:table-cell office:value-type="float" office:value="703.125">
            <text:p>703.125</text:p>
          </table:table-cell>
          <table:table-cell office:value-type="float" office:value="1044">
            <text:p>1044</text:p>
          </table:table-cell>
          <table:table-cell office:value-type="float" office:value="1697.875">
            <text:p>1697.875</text:p>
          </table:table-cell>
          <table:table-cell office:value-type="float" office:value="0.0447280534351145">
            <text:p>0.0447280534</text:p>
          </table:table-cell>
          <table:table-cell office:value-type="float" office:value="0.0491571711083906">
            <text:p>0.0491571711</text:p>
          </table:table-cell>
          <table:table-cell office:value-type="float" office:value="0.0474094602518639">
            <text:p>0.0474094603</text:p>
          </table:table-cell>
          <table:table-cell office:value-type="float" office:value="1.16046936060053">
            <text:p>1.1604693606</text:p>
          </table:table-cell>
          <table:table-cell office:value-type="float" office:value="1.17678629672327">
            <text:p>1.1767862967</text:p>
          </table:table-cell>
          <table:table-cell office:value-type="float" office:value="1.17033851844741">
            <text:p>1.1703385184</text:p>
          </table:table-cell>
          <table:table-cell office:value-type="float" office:value="15.8409687545409">
            <text:p>15.8409687545</text:p>
          </table:table-cell>
          <table:table-cell office:value-type="float" office:value="14.4444338625098">
            <text:p>14.4444338625</text:p>
          </table:table-cell>
          <table:table-cell office:value-type="float" office:value="14.964338384478">
            <text:p>14.964338384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5760">
            <text:p>15760</text:p>
          </table:table-cell>
          <table:table-cell office:value-type="float" office:value="21300">
            <text:p>21300</text:p>
          </table:table-cell>
          <table:table-cell office:value-type="float" office:value="35732">
            <text:p>35732</text:p>
          </table:table-cell>
          <table:table-cell office:value-type="float" office:value="359.875">
            <text:p>359.875</text:p>
          </table:table-cell>
          <table:table-cell office:value-type="float" office:value="769.75">
            <text:p>769.75</text:p>
          </table:table-cell>
          <table:table-cell office:value-type="float" office:value="1952.5">
            <text:p>1952.5</text:p>
          </table:table-cell>
          <table:table-cell office:value-type="float" office:value="0.0228347081218274">
            <text:p>0.0228347081</text:p>
          </table:table-cell>
          <table:table-cell office:value-type="float" office:value="0.0361384976525822">
            <text:p>0.0361384977</text:p>
          </table:table-cell>
          <table:table-cell office:value-type="float" office:value="0.054642897123027">
            <text:p>0.0546428971</text:p>
          </table:table-cell>
          <table:table-cell office:value-type="float" office:value="1.08094346926061">
            <text:p>1.0809434693</text:p>
          </table:table-cell>
          <table:table-cell office:value-type="float" office:value="1.12904448416871">
            <text:p>1.1290444842</text:p>
          </table:table-cell>
          <table:table-cell office:value-type="float" office:value="1.19710239849435">
            <text:p>1.1971023985</text:p>
          </table:table-cell>
          <table:table-cell office:value-type="float" office:value="30.7002526133712">
            <text:p>30.7002526134</text:p>
          </table:table-cell>
          <table:table-cell office:value-type="float" office:value="19.5248217536472">
            <text:p>19.5248217536</text:p>
          </table:table-cell>
          <table:table-cell office:value-type="float" office:value="13.0285378147519">
            <text:p>13.028537814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4942">
            <text:p>14942</text:p>
          </table:table-cell>
          <table:table-cell office:value-type="float" office:value="22596">
            <text:p>22596</text:p>
          </table:table-cell>
          <table:table-cell office:value-type="float" office:value="37629">
            <text:p>37629</text:p>
          </table:table-cell>
          <table:table-cell office:value-type="float" office:value="454.375">
            <text:p>454.375</text:p>
          </table:table-cell>
          <table:table-cell office:value-type="float" office:value="1099.625">
            <text:p>1099.625</text:p>
          </table:table-cell>
          <table:table-cell office:value-type="float" office:value="1978.875">
            <text:p>1978.875</text:p>
          </table:table-cell>
          <table:table-cell office:value-type="float" office:value="0.0304092490965065">
            <text:p>0.0304092491</text:p>
          </table:table-cell>
          <table:table-cell office:value-type="float" office:value="0.0486645866525049">
            <text:p>0.0486645867</text:p>
          </table:table-cell>
          <table:table-cell office:value-type="float" office:value="0.0525890935182971">
            <text:p>0.0525890935</text:p>
          </table:table-cell>
          <table:table-cell office:value-type="float" office:value="1.10824482780177">
            <text:p>1.1082448278</text:p>
          </table:table-cell>
          <table:table-cell office:value-type="float" office:value="1.17496780759212">
            <text:p>1.1749678076</text:p>
          </table:table-cell>
          <table:table-cell office:value-type="float" office:value="1.18948242831791">
            <text:p>1.1894824283</text:p>
          </table:table-cell>
          <table:table-cell office:value-type="float" office:value="23.1388023996175">
            <text:p>23.1388023996</text:p>
          </table:table-cell>
          <table:table-cell office:value-type="float" office:value="14.5871880201445">
            <text:p>14.5871880201</text:p>
          </table:table-cell>
          <table:table-cell office:value-type="float" office:value="13.5240492181416">
            <text:p>13.524049218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4340">
            <text:p>14340</text:p>
          </table:table-cell>
          <table:table-cell office:value-type="float" office:value="24184">
            <text:p>24184</text:p>
          </table:table-cell>
          <table:table-cell office:value-type="float" office:value="38768">
            <text:p>38768</text:p>
          </table:table-cell>
          <table:table-cell office:value-type="float" office:value="618">
            <text:p>618</text:p>
          </table:table-cell>
          <table:table-cell office:value-type="float" office:value="1107.375">
            <text:p>1107.375</text:p>
          </table:table-cell>
          <table:table-cell office:value-type="float" office:value="1503">
            <text:p>1503</text:p>
          </table:table-cell>
          <table:table-cell office:value-type="float" office:value="0.0430962343096234">
            <text:p>0.0430962343</text:p>
          </table:table-cell>
          <table:table-cell office:value-type="float" office:value="0.0457895716175984">
            <text:p>0.0457895716</text:p>
          </table:table-cell>
          <table:table-cell office:value-type="float" office:value="0.0387690879075526">
            <text:p>0.0387690879</text:p>
          </table:table-cell>
          <table:table-cell office:value-type="float" office:value="1.15447709949056">
            <text:p>1.1544770995</text:p>
          </table:table-cell>
          <table:table-cell office:value-type="float" office:value="1.16437300300468">
            <text:p>1.164373003</text:p>
          </table:table-cell>
          <table:table-cell office:value-type="float" office:value="1.13863777034371">
            <text:p>1.1386377703</text:p>
          </table:table-cell>
          <table:table-cell office:value-type="float" office:value="16.4278428967099">
            <text:p>16.4278428967</text:p>
          </table:table-cell>
          <table:table-cell office:value-type="float" office:value="15.4816522053167">
            <text:p>15.4816522053</text:p>
          </table:table-cell>
          <table:table-cell office:value-type="float" office:value="18.2232387783813">
            <text:p>18.223238778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15888">
            <text:p>15888</text:p>
          </table:table-cell>
          <table:table-cell office:value-type="float" office:value="26517">
            <text:p>26517</text:p>
          </table:table-cell>
          <table:table-cell office:value-type="float" office:value="40841">
            <text:p>40841</text:p>
          </table:table-cell>
          <table:table-cell office:value-type="float" office:value="670.25">
            <text:p>670.25</text:p>
          </table:table-cell>
          <table:table-cell office:value-type="float" office:value="1056.375">
            <text:p>1056.375</text:p>
          </table:table-cell>
          <table:table-cell office:value-type="float" office:value="980.125">
            <text:p>980.125</text:p>
          </table:table-cell>
          <table:table-cell office:value-type="float" office:value="0.0421859264853978">
            <text:p>0.0421859265</text:p>
          </table:table-cell>
          <table:table-cell office:value-type="float" office:value="0.0398376513180224">
            <text:p>0.0398376513</text:p>
          </table:table-cell>
          <table:table-cell office:value-type="float" office:value="0.0239985553732769">
            <text:p>0.0239985554</text:p>
          </table:table-cell>
          <table:table-cell office:value-type="float" office:value="1.15113886139002">
            <text:p>1.1511388614</text:p>
          </table:table-cell>
          <table:table-cell office:value-type="float" office:value="1.14254237499965">
            <text:p>1.142542375</text:p>
          </table:table-cell>
          <table:table-cell office:value-type="float" office:value="1.08512376790008">
            <text:p>1.0851237679</text:p>
          </table:table-cell>
          <table:table-cell office:value-type="float" office:value="16.7749551285038">
            <text:p>16.7749551285</text:p>
          </table:table-cell>
          <table:table-cell office:value-type="float" office:value="17.7436155309248">
            <text:p>17.7436155309</text:p>
          </table:table-cell>
          <table:table-cell office:value-type="float" office:value="29.2280748279512">
            <text:p>29.22807482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6692">
            <text:p>16692</text:p>
          </table:table-cell>
          <table:table-cell office:value-type="float" office:value="26794">
            <text:p>26794</text:p>
          </table:table-cell>
          <table:table-cell office:value-type="float" office:value="44000">
            <text:p>44000</text:p>
          </table:table-cell>
          <table:table-cell office:value-type="float" office:value="692.25">
            <text:p>692.25</text:p>
          </table:table-cell>
          <table:table-cell office:value-type="float" office:value="1454">
            <text:p>1454</text:p>
          </table:table-cell>
          <table:table-cell office:value-type="float" office:value="1051.5">
            <text:p>1051.5</text:p>
          </table:table-cell>
          <table:table-cell office:value-type="float" office:value="0.0414719626168224">
            <text:p>0.0414719626</text:p>
          </table:table-cell>
          <table:table-cell office:value-type="float" office:value="0.0542658804209898">
            <text:p>0.0542658804</text:p>
          </table:table-cell>
          <table:table-cell office:value-type="float" office:value="0.0238977272727273">
            <text:p>0.0238977273</text:p>
          </table:table-cell>
          <table:table-cell office:value-type="float" office:value="1.14852291957813">
            <text:p>1.1485229196</text:p>
          </table:table-cell>
          <table:table-cell office:value-type="float" office:value="1.19570236159808">
            <text:p>1.1957023616</text:p>
          </table:table-cell>
          <table:table-cell office:value-type="float" office:value="1.0847614041374">
            <text:p>1.0847614041</text:p>
          </table:table-cell>
          <table:table-cell office:value-type="float" office:value="17.0578599059049">
            <text:p>17.0578599059</text:p>
          </table:table-cell>
          <table:table-cell office:value-type="float" office:value="13.1166888116252">
            <text:p>13.1166888116</text:p>
          </table:table-cell>
          <table:table-cell office:value-type="float" office:value="29.3499416865575">
            <text:p>29.349941686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7773">
            <text:p>17773</text:p>
          </table:table-cell>
          <table:table-cell office:value-type="float" office:value="27794">
            <text:p>27794</text:p>
          </table:table-cell>
          <table:table-cell office:value-type="float" office:value="46334">
            <text:p>46334</text:p>
          </table:table-cell>
          <table:table-cell office:value-type="float" office:value="890.125">
            <text:p>890.125</text:p>
          </table:table-cell>
          <table:table-cell office:value-type="float" office:value="548">
            <text:p>548</text:p>
          </table:table-cell>
          <table:table-cell office:value-type="float" office:value="935.375">
            <text:p>935.375</text:p>
          </table:table-cell>
          <table:table-cell office:value-type="float" office:value="0.0500829910538457">
            <text:p>0.0500829911</text:p>
          </table:table-cell>
          <table:table-cell office:value-type="float" office:value="0.0197164855724257">
            <text:p>0.0197164856</text:p>
          </table:table-cell>
          <table:table-cell office:value-type="float" office:value="0.0201876591703717">
            <text:p>0.0201876592</text:p>
          </table:table-cell>
          <table:table-cell office:value-type="float" office:value="1.18020674843454">
            <text:p>1.1802067484</text:p>
          </table:table-cell>
          <table:table-cell office:value-type="float" office:value="1.06976962951801">
            <text:p>1.0697696295</text:p>
          </table:table-cell>
          <table:table-cell office:value-type="float" office:value="1.07145558859855">
            <text:p>1.0714555886</text:p>
          </table:table-cell>
          <table:table-cell office:value-type="float" office:value="14.1837226413491">
            <text:p>14.1837226413</text:p>
          </table:table-cell>
          <table:table-cell office:value-type="float" office:value="0">
            <text:p>0</text:p>
          </table:table-cell>
          <table:table-cell office:value-type="float" office:value="34.6806124604841">
            <text:p>34.680612460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19768">
            <text:p>19768</text:p>
          </table:table-cell>
          <table:table-cell office:value-type="float" office:value="29028">
            <text:p>29028</text:p>
          </table:table-cell>
          <table:table-cell office:value-type="float" office:value="45654">
            <text:p>45654</text:p>
          </table:table-cell>
          <table:table-cell office:value-type="float" office:value="1052.875">
            <text:p>1052.875</text:p>
          </table:table-cell>
          <table:table-cell office:value-type="float" office:value="1039.75">
            <text:p>1039.75</text:p>
          </table:table-cell>
          <table:table-cell office:value-type="float" office:value="817.125">
            <text:p>817.125</text:p>
          </table:table-cell>
          <table:table-cell office:value-type="float" office:value="0.053261584378794">
            <text:p>0.0532615844</text:p>
          </table:table-cell>
          <table:table-cell office:value-type="float" office:value="0.0358188645445776">
            <text:p>0.0358188645</text:p>
          </table:table-cell>
          <table:table-cell office:value-type="float" office:value="0.0178982126429229">
            <text:p>0.0178982126</text:p>
          </table:table-cell>
          <table:table-cell office:value-type="float" office:value="1.19197566621204">
            <text:p>1.1919756662</text:p>
          </table:table-cell>
          <table:table-cell office:value-type="float" office:value="1.12788068837826">
            <text:p>1.1278806884</text:p>
          </table:table-cell>
          <table:table-cell office:value-type="float" office:value="1.06327162244122">
            <text:p>1.0632716224</text:p>
          </table:table-cell>
          <table:table-cell office:value-type="float" office:value="13.3575936477956">
            <text:p>13.3575936478</text:p>
          </table:table-cell>
          <table:table-cell office:value-type="float" office:value="19.6959968280169">
            <text:p>19.695996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182">
            <text:p>21182</text:p>
          </table:table-cell>
          <table:table-cell office:value-type="float" office:value="30284">
            <text:p>30284</text:p>
          </table:table-cell>
          <table:table-cell office:value-type="float" office:value="43524">
            <text:p>43524</text:p>
          </table:table-cell>
          <table:table-cell office:value-type="float" office:value="1038.5">
            <text:p>1038.5</text:p>
          </table:table-cell>
          <table:table-cell office:value-type="float" office:value="769.75">
            <text:p>769.75</text:p>
          </table:table-cell>
          <table:table-cell office:value-type="float" office:value="923">
            <text:p>923</text:p>
          </table:table-cell>
          <table:table-cell office:value-type="float" office:value="0.0490274761590029">
            <text:p>0.0490274762</text:p>
          </table:table-cell>
          <table:table-cell office:value-type="float" office:value="0.0254177123233391">
            <text:p>0.0254177123</text:p>
          </table:table-cell>
          <table:table-cell office:value-type="float" office:value="0.0212066905615293">
            <text:p>0.0212066906</text:p>
          </table:table-cell>
          <table:table-cell office:value-type="float" office:value="1.17630740565681">
            <text:p>1.1763074057</text:p>
          </table:table-cell>
          <table:table-cell office:value-type="float" office:value="1.0902282709272">
            <text:p>1.0902282709</text:p>
          </table:table-cell>
          <table:table-cell office:value-type="float" office:value="1.07510487546551">
            <text:p>1.0751048755</text:p>
          </table:table-cell>
          <table:table-cell office:value-type="float" office:value="14.4817421426633">
            <text:p>14.4817421427</text:p>
          </table:table-cell>
          <table:table-cell office:value-type="float" office:value="27.6153663367113">
            <text:p>27.6153663367</text:p>
          </table:table-cell>
          <table:table-cell office:value-type="float" office:value="33.030667946591">
            <text:p>33.030667946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20822">
            <text:p>20822</text:p>
          </table:table-cell>
          <table:table-cell office:value-type="float" office:value="32675">
            <text:p>32675</text:p>
          </table:table-cell>
          <table:table-cell office:value-type="float" office:value="44060">
            <text:p>44060</text:p>
          </table:table-cell>
          <table:table-cell office:value-type="float" office:value="1146.75">
            <text:p>1146.75</text:p>
          </table:table-cell>
          <table:table-cell office:value-type="float" office:value="509.5">
            <text:p>509.5</text:p>
          </table:table-cell>
          <table:table-cell office:value-type="float" office:value="707.625">
            <text:p>707.625</text:p>
          </table:table-cell>
          <table:table-cell office:value-type="float" office:value="0.0550739602343675">
            <text:p>0.0550739602</text:p>
          </table:table-cell>
          <table:table-cell office:value-type="float" office:value="0.015592960979342">
            <text:p>0.015592961</text:p>
          </table:table-cell>
          <table:table-cell office:value-type="float" office:value="0.0160604857013164">
            <text:p>0.0160604857</text:p>
          </table:table-cell>
          <table:table-cell office:value-type="float" office:value="1.19870381736824">
            <text:p>1.1987038174</text:p>
          </table:table-cell>
          <table:table-cell office:value-type="float" office:value="1.05505191867462">
            <text:p>1.0550519187</text:p>
          </table:table-cell>
          <table:table-cell office:value-type="float" office:value="1.05671726078849">
            <text:p>1.0567172608</text:p>
          </table:table-cell>
          <table:table-cell office:value-type="float" office:value="12.9292286065741">
            <text:p>12.9292286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21928">
            <text:p>21928</text:p>
          </table:table-cell>
          <table:table-cell office:value-type="float" office:value="33484">
            <text:p>33484</text:p>
          </table:table-cell>
          <table:table-cell office:value-type="float" office:value="46131">
            <text:p>46131</text:p>
          </table:table-cell>
          <table:table-cell office:value-type="float" office:value="1163.5">
            <text:p>1163.5</text:p>
          </table:table-cell>
          <table:table-cell office:value-type="float" office:value="151.125">
            <text:p>151.125</text:p>
          </table:table-cell>
          <table:table-cell office:value-type="float" office:value="935.75">
            <text:p>935.75</text:p>
          </table:table-cell>
          <table:table-cell office:value-type="float" office:value="0.0530600145932142">
            <text:p>0.0530600146</text:p>
          </table:table-cell>
          <table:table-cell office:value-type="float" office:value="0.00451334965953888">
            <text:p>0.0045133497</text:p>
          </table:table-cell>
          <table:table-cell office:value-type="float" office:value="0.0202846242223234">
            <text:p>0.0202846242</text:p>
          </table:table-cell>
          <table:table-cell office:value-type="float" office:value="1.19122816676757">
            <text:p>1.1912281668</text:p>
          </table:table-cell>
          <table:table-cell office:value-type="float" office:value="1.01583664964568">
            <text:p>1.0158366496</text:p>
          </table:table-cell>
          <table:table-cell office:value-type="float" office:value="1.07180265809862">
            <text:p>1.0718026581</text:p>
          </table:table-cell>
          <table:table-cell office:value-type="float" office:value="13.4070436756293">
            <text:p>13.4070436756</text:p>
          </table:table-cell>
          <table:table-cell office:value-type="float" office:value="0">
            <text:p>0</text:p>
          </table:table-cell>
          <table:table-cell office:value-type="float" office:value="34.5164770480798">
            <text:p>34.516477048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2794">
            <text:p>22794</text:p>
          </table:table-cell>
          <table:table-cell office:value-type="float" office:value="33725">
            <text:p>33725</text:p>
          </table:table-cell>
          <table:table-cell office:value-type="float" office:value="45626">
            <text:p>45626</text:p>
          </table:table-cell>
          <table:table-cell office:value-type="float" office:value="886.625">
            <text:p>886.625</text:p>
          </table:table-cell>
          <table:table-cell office:value-type="float" office:value="-63.625">
            <text:p>-63.625</text:p>
          </table:table-cell>
          <table:table-cell office:value-type="float" office:value="887.375">
            <text:p>887.375</text:p>
          </table:table-cell>
          <table:table-cell office:value-type="float" office:value="0.0388972975344389">
            <text:p>0.0388972975</text:p>
          </table:table-cell>
          <table:table-cell office:value-type="float" office:value="-0.00188658265381764">
            <text:p>-0.0018865827</text:p>
          </table:table-cell>
          <table:table-cell office:value-type="float" office:value="0.0194488887914785">
            <text:p>0.0194488888</text:p>
          </table:table-cell>
          <table:table-cell office:value-type="float" office:value="1.13910602089128">
            <text:p>1.1391060209</text:p>
          </table:table-cell>
          <table:table-cell office:value-type="float" office:value="0.993403936732093">
            <text:p>0.9934039367</text:p>
          </table:table-cell>
          <table:table-cell office:value-type="float" office:value="1.06881249894961">
            <text:p>1.0688124989</text:p>
          </table:table-cell>
          <table:table-cell office:value-type="float" office:value="18.1643010199631">
            <text:p>18.16430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23800">
            <text:p>23800</text:p>
          </table:table-cell>
          <table:table-cell office:value-type="float" office:value="32444">
            <text:p>32444</text:p>
          </table:table-cell>
          <table:table-cell office:value-type="float" office:value="47675">
            <text:p>47675</text:p>
          </table:table-cell>
          <table:table-cell office:value-type="float" office:value="422">
            <text:p>422</text:p>
          </table:table-cell>
          <table:table-cell office:value-type="float" office:value="579.5">
            <text:p>579.5</text:p>
          </table:table-cell>
          <table:table-cell office:value-type="float" office:value="-214.75">
            <text:p>-214.75</text:p>
          </table:table-cell>
          <table:table-cell office:value-type="float" office:value="0.0177310924369748">
            <text:p>0.0177310924</text:p>
          </table:table-cell>
          <table:table-cell office:value-type="float" office:value="0.017861546048576">
            <text:p>0.017861546</text:p>
          </table:table-cell>
          <table:table-cell office:value-type="float" office:value="-0.00450445726271631">
            <text:p>-0.0045044573</text:p>
          </table:table-cell>
          <table:table-cell office:value-type="float" office:value="1.06267503114187">
            <text:p>1.0626750311</text:p>
          </table:table-cell>
          <table:table-cell office:value-type="float" office:value="1.06314071943142">
            <text:p>1.0631407194</text:p>
          </table:table-cell>
          <table:table-cell office:value-type="float" office:value="0.984274168245547">
            <text:p>0.98427416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25698">
            <text:p>25698</text:p>
          </table:table-cell>
          <table:table-cell office:value-type="float" office:value="32694">
            <text:p>32694</text:p>
          </table:table-cell>
          <table:table-cell office:value-type="float" office:value="49742">
            <text:p>49742</text:p>
          </table:table-cell>
          <table:table-cell office:value-type="float" office:value="564.75">
            <text:p>564.75</text:p>
          </table:table-cell>
          <table:table-cell office:value-type="float" office:value="280.5">
            <text:p>280.5</text:p>
          </table:table-cell>
          <table:table-cell office:value-type="float" office:value="-43.875">
            <text:p>-43.875</text:p>
          </table:table-cell>
          <table:table-cell office:value-type="float" office:value="0.0219764183983189">
            <text:p>0.0219764184</text:p>
          </table:table-cell>
          <table:table-cell office:value-type="float" office:value="0.00857955588181318">
            <text:p>0.0085795559</text:p>
          </table:table-cell>
          <table:table-cell office:value-type="float" office:value="-0.00088205138514736">
            <text:p>-0.0008820514</text:p>
          </table:table-cell>
          <table:table-cell office:value-type="float" office:value="1.07786407180673">
            <text:p>1.0778640718</text:p>
          </table:table-cell>
          <table:table-cell office:value-type="float" office:value="1.03017271879344">
            <text:p>1.0301727188</text:p>
          </table:table-cell>
          <table:table-cell office:value-type="float" office:value="0.99691434506069">
            <text:p>0.9969143451</text:p>
          </table:table-cell>
          <table:table-cell office:value-type="float" office:value="31.8858159408713">
            <text:p>31.8858159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595">
            <text:p>595</text:p>
          </table:table-cell>
          <table:table-cell office:value-type="float" office:value="26765">
            <text:p>26765</text:p>
          </table:table-cell>
          <table:table-cell office:value-type="float" office:value="34442">
            <text:p>34442</text:p>
          </table:table-cell>
          <table:table-cell office:value-type="float" office:value="47865">
            <text:p>47865</text:p>
          </table:table-cell>
          <table:table-cell office:value-type="float" office:value="176.875">
            <text:p>176.875</text:p>
          </table:table-cell>
          <table:table-cell office:value-type="float" office:value="570.375">
            <text:p>570.375</text:p>
          </table:table-cell>
          <table:table-cell office:value-type="float" office:value="-336.75">
            <text:p>-336.75</text:p>
          </table:table-cell>
          <table:table-cell office:value-type="float" office:value="0.00660844386325425">
            <text:p>0.0066084439</text:p>
          </table:table-cell>
          <table:table-cell office:value-type="float" office:value="0.0165604494512514">
            <text:p>0.0165604495</text:p>
          </table:table-cell>
          <table:table-cell office:value-type="float" office:value="-0.00703541209652147">
            <text:p>-0.0070354121</text:p>
          </table:table-cell>
          <table:table-cell office:value-type="float" office:value="1.02321514972077">
            <text:p>1.0232151497</text:p>
          </table:table-cell>
          <table:table-cell office:value-type="float" office:value="1.05849910011199">
            <text:p>1.0584991001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31">
            <text:p>1031</text:p>
          </table:table-cell>
          <table:table-cell office:value-type="float" office:value="26460">
            <text:p>26460</text:p>
          </table:table-cell>
          <table:table-cell office:value-type="float" office:value="33802">
            <text:p>33802</text:p>
          </table:table-cell>
          <table:table-cell office:value-type="float" office:value="45707">
            <text:p>45707</text:p>
          </table:table-cell>
          <table:table-cell office:value-type="float" office:value="273.375">
            <text:p>273.375</text:p>
          </table:table-cell>
          <table:table-cell office:value-type="float" office:value="300.25">
            <text:p>300.25</text:p>
          </table:table-cell>
          <table:table-cell office:value-type="float" office:value="-277.5">
            <text:p>-277.5</text:p>
          </table:table-cell>
          <table:table-cell office:value-type="float" office:value="0.0103316326530612">
            <text:p>0.0103316327</text:p>
          </table:table-cell>
          <table:table-cell office:value-type="float" office:value="0.00888261049642033">
            <text:p>0.0088826105</text:p>
          </table:table-cell>
          <table:table-cell office:value-type="float" office:value="-0.00607128011026757">
            <text:p>-0.0060712801</text:p>
          </table:table-cell>
          <table:table-cell office:value-type="float" office:value="1.03636992984694">
            <text:p>1.0363699298</text:p>
          </table:table-cell>
          <table:table-cell office:value-type="float" office:value="1.03124378224516">
            <text:p>1.0312437822</text:p>
          </table:table-cell>
          <table:table-cell office:value-type="float" office:value="0.978822766080731">
            <text:p>0.97882276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3630">
            <text:p>23630</text:p>
          </table:table-cell>
          <table:table-cell office:value-type="float" office:value="32294">
            <text:p>32294</text:p>
          </table:table-cell>
          <table:table-cell office:value-type="float" office:value="47456">
            <text:p>47456</text:p>
          </table:table-cell>
          <table:table-cell office:value-type="float" office:value="-79.5">
            <text:p>-79.5</text:p>
          </table:table-cell>
          <table:table-cell office:value-type="float" office:value="632.25">
            <text:p>632.25</text:p>
          </table:table-cell>
          <table:table-cell office:value-type="float" office:value="-304.5">
            <text:p>-304.5</text:p>
          </table:table-cell>
          <table:table-cell office:value-type="float" office:value="-0.00336436732966568">
            <text:p>-0.0033643673</text:p>
          </table:table-cell>
          <table:table-cell office:value-type="float" office:value="0.0195779401746454">
            <text:p>0.0195779402</text:p>
          </table:table-cell>
          <table:table-cell office:value-type="float" office:value="-0.00641646999325691">
            <text:p>-0.00641647</text:p>
          </table:table-cell>
          <table:table-cell office:value-type="float" office:value="0.988246899522527">
            <text:p>0.9882468995</text:p>
          </table:table-cell>
          <table:table-cell office:value-type="float" office:value="1.06927405026456">
            <text:p>1.0692740503</text:p>
          </table:table-cell>
          <table:table-cell office:value-type="float" office:value="0.977623050354463">
            <text:p>0.9776230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24592">
            <text:p>24592</text:p>
          </table:table-cell>
          <table:table-cell office:value-type="float" office:value="32694">
            <text:p>32694</text:p>
          </table:table-cell>
          <table:table-cell office:value-type="float" office:value="49783">
            <text:p>49783</text:p>
          </table:table-cell>
          <table:table-cell office:value-type="float" office:value="-189.25">
            <text:p>-189.25</text:p>
          </table:table-cell>
          <table:table-cell office:value-type="float" office:value="280.5">
            <text:p>280.5</text:p>
          </table:table-cell>
          <table:table-cell office:value-type="float" office:value="24.625">
            <text:p>24.625</text:p>
          </table:table-cell>
          <table:table-cell office:value-type="float" office:value="-0.00769559206245934">
            <text:p>-0.0076955921</text:p>
          </table:table-cell>
          <table:table-cell office:value-type="float" office:value="0.00857955588181318">
            <text:p>0.0085795559</text:p>
          </table:table-cell>
          <table:table-cell office:value-type="float" office:value="0.000494646766968644">
            <text:p>0.0004946468</text:p>
          </table:table-cell>
          <table:table-cell office:value-type="float" office:value="0.973181503170288">
            <text:p>0.9731815032</text:p>
          </table:table-cell>
          <table:table-cell office:value-type="float" office:value="1.03017271879344">
            <text:p>1.0301727188</text:p>
          </table:table-cell>
          <table:table-cell office:value-type="float" office:value="1.00173174324822">
            <text:p>1.0017317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648">
            <text:p>648</text:p>
          </table:table-cell>
          <table:table-cell office:value-type="float" office:value="25358">
            <text:p>25358</text:p>
          </table:table-cell>
          <table:table-cell office:value-type="float" office:value="33662">
            <text:p>33662</text:p>
          </table:table-cell>
          <table:table-cell office:value-type="float" office:value="47865">
            <text:p>47865</text:p>
          </table:table-cell>
          <table:table-cell office:value-type="float" office:value="-177.875">
            <text:p>-177.875</text:p>
          </table:table-cell>
          <table:table-cell office:value-type="float" office:value="151">
            <text:p>151</text:p>
          </table:table-cell>
          <table:table-cell office:value-type="float" office:value="-336.75">
            <text:p>-336.75</text:p>
          </table:table-cell>
          <table:table-cell office:value-type="float" office:value="-0.00701455162079028">
            <text:p>-0.0070145516</text:p>
          </table:table-cell>
          <table:table-cell office:value-type="float" office:value="0.00448577030479472">
            <text:p>0.0044857703</text:p>
          </table:table-cell>
          <table:table-cell office:value-type="float" office:value="-0.00703541209652147">
            <text:p>-0.0070354121</text:p>
          </table:table-cell>
          <table:table-cell office:value-type="float" office:value="0.975545509038738">
            <text:p>0.975545509</text:p>
          </table:table-cell>
          <table:table-cell office:value-type="float" office:value="1.01573963545183">
            <text:p>1.0157396355</text:p>
          </table:table-cell>
          <table:table-cell office:value-type="float" office:value="0.975473071827976">
            <text:p>0.9754730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901">
            <text:p>901</text:p>
          </table:table-cell>
          <table:table-cell office:value-type="float" office:value="25032">
            <text:p>25032</text:p>
          </table:table-cell>
          <table:table-cell office:value-type="float" office:value="33778">
            <text:p>33778</text:p>
          </table:table-cell>
          <table:table-cell office:value-type="float" office:value="48533">
            <text:p>48533</text:p>
          </table:table-cell>
          <table:table-cell office:value-type="float" office:value="-97.25">
            <text:p>-97.25</text:p>
          </table:table-cell>
          <table:table-cell office:value-type="float" office:value="-273">
            <text:p>-273</text:p>
          </table:table-cell>
          <table:table-cell office:value-type="float" office:value="598">
            <text:p>598</text:p>
          </table:table-cell>
          <table:table-cell office:value-type="float" office:value="-0.00388502716522851">
            <text:p>-0.0038850272</text:p>
          </table:table-cell>
          <table:table-cell office:value-type="float" office:value="-0.00808218366984428">
            <text:p>-0.0080821837</text:p>
          </table:table-cell>
          <table:table-cell office:value-type="float" office:value="0.012321513197206">
            <text:p>0.0123215132</text:p>
          </table:table-cell>
          <table:table-cell office:value-type="float" office:value="0.986431988056406">
            <text:p>0.9864319881</text:p>
          </table:table-cell>
          <table:table-cell office:value-type="float" office:value="0.971840387673576">
            <text:p>0.9718403877</text:p>
          </table:table-cell>
          <table:table-cell office:value-type="float" office:value="1.04342286277766">
            <text:p>1.0434228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23050">
            <text:p>23050</text:p>
          </table:table-cell>
          <table:table-cell office:value-type="float" office:value="34365">
            <text:p>34365</text:p>
          </table:table-cell>
          <table:table-cell office:value-type="float" office:value="49912">
            <text:p>49912</text:p>
          </table:table-cell>
          <table:table-cell office:value-type="float" office:value="81.25">
            <text:p>81.25</text:p>
          </table:table-cell>
          <table:table-cell office:value-type="float" office:value="-339.75">
            <text:p>-339.75</text:p>
          </table:table-cell>
          <table:table-cell office:value-type="float" office:value="907.5">
            <text:p>907.5</text:p>
          </table:table-cell>
          <table:table-cell office:value-type="float" office:value="0.00352494577006508">
            <text:p>0.0035249458</text:p>
          </table:table-cell>
          <table:table-cell office:value-type="float" office:value="-0.00988651243998254">
            <text:p>-0.0098865124</text:p>
          </table:table-cell>
          <table:table-cell office:value-type="float" office:value="0.0181820003205642">
            <text:p>0.0181820003</text:p>
          </table:table-cell>
          <table:table-cell office:value-type="float" office:value="1.01236166367088">
            <text:p>1.0123616637</text:p>
          </table:table-cell>
          <table:table-cell office:value-type="float" office:value="0.965588782991384">
            <text:p>0.965588783</text:p>
          </table:table-cell>
          <table:table-cell office:value-type="float" office:value="1.06428494798786">
            <text:p>1.064284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726">
            <text:p>726</text:p>
          </table:table-cell>
          <table:table-cell office:value-type="float" office:value="23846">
            <text:p>23846</text:p>
          </table:table-cell>
          <table:table-cell office:value-type="float" office:value="35666">
            <text:p>35666</text:p>
          </table:table-cell>
          <table:table-cell office:value-type="float" office:value="51832">
            <text:p>51832</text:p>
          </table:table-cell>
          <table:table-cell office:value-type="float" office:value="25.625">
            <text:p>25.625</text:p>
          </table:table-cell>
          <table:table-cell office:value-type="float" office:value="-160.75">
            <text:p>-160.75</text:p>
          </table:table-cell>
          <table:table-cell office:value-type="float" office:value="767.25">
            <text:p>767.25</text:p>
          </table:table-cell>
          <table:table-cell office:value-type="float" office:value="0.00107460370712069">
            <text:p>0.0010746037</text:p>
          </table:table-cell>
          <table:table-cell office:value-type="float" office:value="-0.0045070935905344">
            <text:p>-0.0045070936</text:p>
          </table:table-cell>
          <table:table-cell office:value-type="float" office:value="0.0148026315789474">
            <text:p>0.0148026316</text:p>
          </table:table-cell>
          <table:table-cell office:value-type="float" office:value="1.00376337633025">
            <text:p>1.0037633763</text:p>
          </table:table-cell>
          <table:table-cell office:value-type="float" office:value="0.984264987662692">
            <text:p>0.9842649877</text:p>
          </table:table-cell>
          <table:table-cell office:value-type="float" office:value="1.05223868161357">
            <text:p>1.0522386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4796">
            <text:p>24796</text:p>
          </table:table-cell>
          <table:table-cell office:value-type="float" office:value="34270">
            <text:p>34270</text:p>
          </table:table-cell>
          <table:table-cell office:value-type="float" office:value="51638">
            <text:p>51638</text:p>
          </table:table-cell>
          <table:table-cell office:value-type="float" office:value="42.75">
            <text:p>42.75</text:p>
          </table:table-cell>
          <table:table-cell office:value-type="float" office:value="-237.125">
            <text:p>-237.125</text:p>
          </table:table-cell>
          <table:table-cell office:value-type="float" office:value="941.25">
            <text:p>941.25</text:p>
          </table:table-cell>
          <table:table-cell office:value-type="float" office:value="0.00172406839812873">
            <text:p>0.0017240684</text:p>
          </table:table-cell>
          <table:table-cell office:value-type="float" office:value="-0.00691931718704406">
            <text:p>-0.0069193172</text:p>
          </table:table-cell>
          <table:table-cell office:value-type="float" office:value="0.0182278554552849">
            <text:p>0.0182278555</text:p>
          </table:table-cell>
          <table:table-cell office:value-type="float" office:value="1.00604006532066">
            <text:p>1.0060400653</text:p>
          </table:table-cell>
          <table:table-cell office:value-type="float" office:value="0.975876228668002">
            <text:p>0.9758762287</text:p>
          </table:table-cell>
          <table:table-cell office:value-type="float" office:value="1.06444871333391">
            <text:p>1.0644487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190">
            <text:p>34190</text:p>
          </table:table-cell>
          <table:table-cell office:value-type="float" office:value="50066">
            <text:p>50066</text:p>
          </table:table-cell>
          <table:table-cell office:value-type="float" office:value="-17.375">
            <text:p>-17.375</text:p>
          </table:table-cell>
          <table:table-cell office:value-type="float" office:value="217.25">
            <text:p>217.25</text:p>
          </table:table-cell>
          <table:table-cell office:value-type="float" office:value="96.75">
            <text:p>96.75</text:p>
          </table:table-cell>
          <table:table-cell office:value-type="float" office:value="-0.000700322450624748">
            <text:p>-0.0007003225</text:p>
          </table:table-cell>
          <table:table-cell office:value-type="float" office:value="0.00635419713366481">
            <text:p>0.0063541971</text:p>
          </table:table-cell>
          <table:table-cell office:value-type="float" office:value="0.00193244916709943">
            <text:p>0.0019324492</text:p>
          </table:table-cell>
          <table:table-cell office:value-type="float" office:value="0.997549832707822">
            <text:p>0.9975498327</text:p>
          </table:table-cell>
          <table:table-cell office:value-type="float" office:value="1.02231882657741">
            <text:p>1.0223188266</text:p>
          </table:table-cell>
          <table:table-cell office:value-type="float" office:value="1.00677089143002">
            <text:p>1.0067708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4838">
            <text:p>34838</text:p>
          </table:table-cell>
          <table:table-cell office:value-type="float" office:value="50327">
            <text:p>50327</text:p>
          </table:table-cell>
          <table:table-cell office:value-type="float" office:value="-14.125">
            <text:p>-14.125</text:p>
          </table:table-cell>
          <table:table-cell office:value-type="float" office:value="710.125">
            <text:p>710.125</text:p>
          </table:table-cell>
          <table:table-cell office:value-type="float" office:value="-342.375">
            <text:p>-342.375</text:p>
          </table:table-cell>
          <table:table-cell office:value-type="float" office:value="-0.000620442765527541">
            <text:p>-0.0006204428</text:p>
          </table:table-cell>
          <table:table-cell office:value-type="float" office:value="0.0203836328147425">
            <text:p>0.0203836328</text:p>
          </table:table-cell>
          <table:table-cell office:value-type="float" office:value="-0.0068030083255509">
            <text:p>-0.0068030083</text:p>
          </table:table-cell>
          <table:table-cell office:value-type="float" office:value="0.997829204821135">
            <text:p>0.9978292048</text:p>
          </table:table-cell>
          <table:table-cell office:value-type="float" office:value="1.07215708012558">
            <text:p>1.0721570801</text:p>
          </table:table-cell>
          <table:table-cell office:value-type="float" office:value="0.976280181468236">
            <text:p>0.9762801815</text:p>
          </table:table-cell>
          <table:table-cell office:value-type="float" office:value="0">
            <text:p>0</text:p>
          </table:table-cell>
          <table:table-cell office:value-type="float" office:value="34.3504937237042">
            <text:p>34.3504937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846">
            <text:p>23846</text:p>
          </table:table-cell>
          <table:table-cell office:value-type="float" office:value="35778">
            <text:p>35778</text:p>
          </table:table-cell>
          <table:table-cell office:value-type="float" office:value="51203">
            <text:p>51203</text:p>
          </table:table-cell>
          <table:table-cell office:value-type="float" office:value="25.625">
            <text:p>25.625</text:p>
          </table:table-cell>
          <table:table-cell office:value-type="float" office:value="-593.5">
            <text:p>-593.5</text:p>
          </table:table-cell>
          <table:table-cell office:value-type="float" office:value="-963.25">
            <text:p>-963.25</text:p>
          </table:table-cell>
          <table:table-cell office:value-type="float" office:value="0.00107460370712069">
            <text:p>0.0010746037</text:p>
          </table:table-cell>
          <table:table-cell office:value-type="float" office:value="-0.0165884062831908">
            <text:p>-0.0165884063</text:p>
          </table:table-cell>
          <table:table-cell office:value-type="float" office:value="-0.0188123742749448">
            <text:p>-0.0188123743</text:p>
          </table:table-cell>
          <table:table-cell office:value-type="float" office:value="1.00376337633025">
            <text:p>1.0037633763</text:p>
          </table:table-cell>
          <table:table-cell office:value-type="float" office:value="0.942479921445944">
            <text:p>0.9424799214</text:p>
          </table:table-cell>
          <table:table-cell office:value-type="float" office:value="0.93485034467238">
            <text:p>0.93485034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609">
            <text:p>52609</text:p>
          </table:table-cell>
          <table:table-cell office:value-type="float" office:value="54.75">
            <text:p>54.75</text:p>
          </table:table-cell>
          <table:table-cell office:value-type="float" office:value="611.5">
            <text:p>611.5</text:p>
          </table:table-cell>
          <table:table-cell office:value-type="float" office:value="-1256">
            <text:p>-1256</text:p>
          </table:table-cell>
          <table:table-cell office:value-type="float" office:value="0.00227272727272727">
            <text:p>0.0022727273</text:p>
          </table:table-cell>
          <table:table-cell office:value-type="float" office:value="0.0169993328144112">
            <text:p>0.0169993328</text:p>
          </table:table-cell>
          <table:table-cell office:value-type="float" office:value="-0.0238742420498394">
            <text:p>-0.023874242</text:p>
          </table:table-cell>
          <table:table-cell office:value-type="float" office:value="1.00796466942149">
            <text:p>1.0079646694</text:p>
          </table:table-cell>
          <table:table-cell office:value-type="float" office:value="1.06006406039006">
            <text:p>1.0600640604</text:p>
          </table:table-cell>
          <table:table-cell office:value-type="float" office:value="0.917557312515133">
            <text:p>0.9175573125</text:p>
          </table:table-cell>
          <table:table-cell table:number-columns-repeated="2" office:value-type="float" office:value="0">
            <text:p>0</text:p>
          </table:table-cell>
          <table:table-cell office:value-type="float" office:value="-28.6852950133533">
            <text:p>-28.685295013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5413">
            <text:p>25413</text:p>
          </table:table-cell>
          <table:table-cell office:value-type="float" office:value="35330">
            <text:p>35330</text:p>
          </table:table-cell>
          <table:table-cell office:value-type="float" office:value="49580">
            <text:p>49580</text:p>
          </table:table-cell>
          <table:table-cell office:value-type="float" office:value="240">
            <text:p>240</text:p>
          </table:table-cell>
          <table:table-cell office:value-type="float" office:value="9.25">
            <text:p>9.25</text:p>
          </table:table-cell>
          <table:table-cell office:value-type="float" office:value="-1162.125">
            <text:p>-1162.125</text:p>
          </table:table-cell>
          <table:table-cell office:value-type="float" office:value="0.00944398536182269">
            <text:p>0.0094439854</text:p>
          </table:table-cell>
          <table:table-cell office:value-type="float" office:value="0.000261817152561562">
            <text:p>0.0002618172</text:p>
          </table:table-cell>
          <table:table-cell office:value-type="float" office:value="-0.0234393908834207">
            <text:p>-0.0234393909</text:p>
          </table:table-cell>
          <table:table-cell office:value-type="float" office:value="1.03322875893103">
            <text:p>1.0332287589</text:p>
          </table:table-cell>
          <table:table-cell office:value-type="float" office:value="1.00091649438848">
            <text:p>1.0009164944</text:p>
          </table:table-cell>
          <table:table-cell office:value-type="float" office:value="0.9190389657962">
            <text:p>0.9190389658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239503021497">
            <text:p>-29.223950302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690">
            <text:p>34690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927.625">
            <text:p>-927.625</text:p>
          </table:table-cell>
          <table:table-cell office:value-type="float" office:value="-277">
            <text:p>-277</text:p>
          </table:table-cell>
          <table:table-cell office:value-type="float" office:value="0.018741734366144">
            <text:p>0.0187417344</text:p>
          </table:table-cell>
          <table:table-cell office:value-type="float" office:value="-0.0267404151052176">
            <text:p>-0.0267404151</text:p>
          </table:table-cell>
          <table:table-cell office:value-type="float" office:value="-0.00559381247601931">
            <text:p>-0.0055938125</text:p>
          </table:table-cell>
          <table:table-cell office:value-type="float" office:value="1.06628452539132">
            <text:p>1.0662845254</text:p>
          </table:table-cell>
          <table:table-cell office:value-type="float" office:value="0.907810044739737">
            <text:p>0.9078100447</text:p>
          </table:table-cell>
          <table:table-cell office:value-type="float" office:value="0.980482986180445">
            <text:p>0.9804829862</text:p>
          </table:table-cell>
          <table:table-cell office:value-type="float" office:value="0">
            <text:p>0</text:p>
          </table:table-cell>
          <table:table-cell office:value-type="float" office:value="-25.5731929195017">
            <text:p>-25.5731929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498">
            <text:p>24498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754">
            <text:p>-754</text:p>
          </table:table-cell>
          <table:table-cell office:value-type="float" office:value="-693.125">
            <text:p>-693.125</text:p>
          </table:table-cell>
          <table:table-cell office:value-type="float" office:value="-891.875">
            <text:p>-891.875</text:p>
          </table:table-cell>
          <table:table-cell office:value-type="float" office:value="-0.0307780226957303">
            <text:p>-0.0307780227</text:p>
          </table:table-cell>
          <table:table-cell office:value-type="float" office:value="-0.0197207443025009">
            <text:p>-0.0197207443</text:p>
          </table:table-cell>
          <table:table-cell office:value-type="float" office:value="-0.0178507095250485">
            <text:p>-0.0178507095</text:p>
          </table:table-cell>
          <table:table-cell office:value-type="float" office:value="0.89413360245982">
            <text:p>0.8941336025</text:p>
          </table:table-cell>
          <table:table-cell office:value-type="float" office:value="0.931739654142702">
            <text:p>0.9317396541</text:p>
          </table:table-cell>
          <table:table-cell office:value-type="float" office:value="0.938147066410204">
            <text:p>0.9381470664</text:p>
          </table:table-cell>
          <table:table-cell office:value-type="float" office:value="-22.1724690122621">
            <text:p>-22.1724690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1344">
            <text:p>51344</text:p>
          </table:table-cell>
          <table:table-cell office:value-type="float" office:value="-801">
            <text:p>-801</text:p>
          </table:table-cell>
          <table:table-cell office:value-type="float" office:value="611.875">
            <text:p>611.875</text:p>
          </table:table-cell>
          <table:table-cell office:value-type="float" office:value="-1092.5">
            <text:p>-1092.5</text:p>
          </table:table-cell>
          <table:table-cell office:value-type="float" office:value="-0.0342088404868674">
            <text:p>-0.0342088405</text:p>
          </table:table-cell>
          <table:table-cell office:value-type="float" office:value="0.0176058870921333">
            <text:p>0.0176058871</text:p>
          </table:table-cell>
          <table:table-cell office:value-type="float" office:value="-0.0212780461202867">
            <text:p>-0.0212780461</text:p>
          </table:table-cell>
          <table:table-cell office:value-type="float" office:value="0.882562738040178">
            <text:p>0.882562738</text:p>
          </table:table-cell>
          <table:table-cell office:value-type="float" office:value="1.06222814065266">
            <text:p>1.0622281407</text:p>
          </table:table-cell>
          <table:table-cell office:value-type="float" office:value="0.926414238862523">
            <text:p>0.9264142389</text:p>
          </table:table-cell>
          <table:table-cell office:value-type="float" office:value="-19.9136396423985">
            <text:p>-19.9136396424</text:p>
          </table:table-cell>
          <table:table-cell office:value-type="float" office:value="0">
            <text:p>0</text:p>
          </table:table-cell>
          <table:table-cell office:value-type="float" office:value="-32.2278809640745">
            <text:p>-32.227880964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264">
            <text:p>34264</text:p>
          </table:table-cell>
          <table:table-cell office:value-type="float" office:value="48679">
            <text:p>48679</text:p>
          </table:table-cell>
          <table:table-cell office:value-type="float" office:value="-563.75">
            <text:p>-563.75</text:p>
          </table:table-cell>
          <table:table-cell office:value-type="float" office:value="-925.5">
            <text:p>-925.5</text:p>
          </table:table-cell>
          <table:table-cell office:value-type="float" office:value="-1189.625">
            <text:p>-1189.625</text:p>
          </table:table-cell>
          <table:table-cell office:value-type="float" office:value="-0.0249270428015564">
            <text:p>-0.0249270428</text:p>
          </table:table-cell>
          <table:table-cell office:value-type="float" office:value="-0.0270108568760215">
            <text:p>-0.0270108569</text:p>
          </table:table-cell>
          <table:table-cell office:value-type="float" office:value="-0.0244381560837322">
            <text:p>-0.0244381561</text:p>
          </table:table-cell>
          <table:table-cell office:value-type="float" office:value="0.913973210821701">
            <text:p>0.9139732108</text:p>
          </table:table-cell>
          <table:table-cell office:value-type="float" office:value="0.906891990256712">
            <text:p>0.9068919903</text:p>
          </table:table-cell>
          <table:table-cell office:value-type="float" office:value="0.915637011713572">
            <text:p>0.9156370117</text:p>
          </table:table-cell>
          <table:table-cell office:value-type="float" office:value="-27.4590044939465">
            <text:p>-27.4590044939</text:p>
          </table:table-cell>
          <table:table-cell office:value-type="float" office:value="-25.3136437844702">
            <text:p>-25.3136437845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22676">
            <text:p>22676</text:p>
          </table:table-cell>
          <table:table-cell office:value-type="float" office:value="33418">
            <text:p>33418</text:p>
          </table:table-cell>
          <table:table-cell office:value-type="float" office:value="47927">
            <text:p>47927</text:p>
          </table:table-cell>
          <table:table-cell office:value-type="float" office:value="-496.25">
            <text:p>-496.25</text:p>
          </table:table-cell>
          <table:table-cell office:value-type="float" office:value="-221.75">
            <text:p>-221.75</text:p>
          </table:table-cell>
          <table:table-cell office:value-type="float" office:value="-267.125">
            <text:p>-267.125</text:p>
          </table:table-cell>
          <table:table-cell office:value-type="float" office:value="-0.0218843711412948">
            <text:p>-0.0218843711</text:p>
          </table:table-cell>
          <table:table-cell office:value-type="float" office:value="-0.00663564546053025">
            <text:p>-0.0066356455</text:p>
          </table:table-cell>
          <table:table-cell office:value-type="float" office:value="-0.00557358065391116">
            <text:p>-0.0055735807</text:p>
          </table:table-cell>
          <table:table-cell office:value-type="float" office:value="0.924343395377958">
            <text:p>0.9243433954</text:p>
          </table:table-cell>
          <table:table-cell office:value-type="float" office:value="0.976861543197873">
            <text:p>0.9768615432</text:p>
          </table:table-cell>
          <table:table-cell office:value-type="float" office:value="0.98055335472187">
            <text:p>0.9805533547</text:p>
          </table:table-cell>
          <table:table-cell office:value-type="float" office:value="-31.3253079221934">
            <text:p>-31.3253079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0860">
            <text:p>30860</text:p>
          </table:table-cell>
          <table:table-cell office:value-type="float" office:value="48531">
            <text:p>48531</text:p>
          </table:table-cell>
          <table:table-cell office:value-type="float" office:value="-275.75">
            <text:p>-275.75</text:p>
          </table:table-cell>
          <table:table-cell office:value-type="float" office:value="-972.875">
            <text:p>-972.875</text:p>
          </table:table-cell>
          <table:table-cell office:value-type="float" office:value="-905.5">
            <text:p>-905.5</text:p>
          </table:table-cell>
          <table:table-cell office:value-type="float" office:value="-0.0122610048910627">
            <text:p>-0.0122610049</text:p>
          </table:table-cell>
          <table:table-cell office:value-type="float" office:value="-0.0315254374594945">
            <text:p>-0.0315254375</text:p>
          </table:table-cell>
          <table:table-cell office:value-type="float" office:value="-0.0186581772475325">
            <text:p>-0.0186581772</text:p>
          </table:table-cell>
          <table:table-cell office:value-type="float" office:value="0.95738113407352">
            <text:p>0.9573811341</text:p>
          </table:table-cell>
          <table:table-cell office:value-type="float" office:value="0.891608921177514">
            <text:p>0.8916089212</text:p>
          </table:table-cell>
          <table:table-cell office:value-type="float" office:value="0.935378709686909">
            <text:p>0.9353787097</text:p>
          </table:table-cell>
          <table:table-cell office:value-type="float" office:value="0">
            <text:p>0</text:p>
          </table:table-cell>
          <table:table-cell office:value-type="float" office:value="-21.638493258118">
            <text:p>-21.6384932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208">
            <text:p>30208</text:p>
          </table:table-cell>
          <table:table-cell office:value-type="float" office:value="49762">
            <text:p>49762</text:p>
          </table:table-cell>
          <table:table-cell office:value-type="float" office:value="-774.75">
            <text:p>-774.75</text:p>
          </table:table-cell>
          <table:table-cell office:value-type="float" office:value="-196.625">
            <text:p>-196.625</text:p>
          </table:table-cell>
          <table:table-cell office:value-type="float" office:value="-994.625">
            <text:p>-994.625</text:p>
          </table:table-cell>
          <table:table-cell office:value-type="float" office:value="-0.0346055922815794">
            <text:p>-0.0346055923</text:p>
          </table:table-cell>
          <table:table-cell office:value-type="float" office:value="-0.0065090373411017">
            <text:p>-0.0065090373</text:p>
          </table:table-cell>
          <table:table-cell office:value-type="float" office:value="-0.0199876411719786">
            <text:p>-0.0199876412</text:p>
          </table:table-cell>
          <table:table-cell office:value-type="float" office:value="0.881227619168103">
            <text:p>0.8812276192</text:p>
          </table:table-cell>
          <table:table-cell office:value-type="float" office:value="0.977301409737675">
            <text:p>0.9773014097</text:p>
          </table:table-cell>
          <table:table-cell office:value-type="float" office:value="0.93082628726533">
            <text:p>0.9308262873</text:p>
          </table:table-cell>
          <table:table-cell office:value-type="float" office:value="-19.6813102878806">
            <text:p>-19.6813102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334">
            <text:p>30334</text:p>
          </table:table-cell>
          <table:table-cell office:value-type="float" office:value="47697">
            <text:p>47697</text:p>
          </table:table-cell>
          <table:table-cell office:value-type="float" office:value="-536.5">
            <text:p>-536.5</text:p>
          </table:table-cell>
          <table:table-cell office:value-type="float" office:value="-289">
            <text:p>-289</text:p>
          </table:table-cell>
          <table:table-cell office:value-type="float" office:value="-1213.5">
            <text:p>-1213.5</text:p>
          </table:table-cell>
          <table:table-cell office:value-type="float" office:value="-0.0243090167648392">
            <text:p>-0.0243090168</text:p>
          </table:table-cell>
          <table:table-cell office:value-type="float" office:value="-0.00952726313707391">
            <text:p>-0.0095272631</text:p>
          </table:table-cell>
          <table:table-cell office:value-type="float" office:value="-0.0254418516887855">
            <text:p>-0.0254418517</text:p>
          </table:table-cell>
          <table:table-cell office:value-type="float" office:value="0.916076660783366">
            <text:p>0.9160766608</text:p>
          </table:table-cell>
          <table:table-cell office:value-type="float" office:value="0.966832485756292">
            <text:p>0.9668324858</text:p>
          </table:table-cell>
          <table:table-cell office:value-type="float" office:value="0.912222203211265">
            <text:p>0.9122222032</text:p>
          </table:table-cell>
          <table:table-cell office:value-type="float" office:value="-28.1659998524992">
            <text:p>-28.1659998525</text:p>
          </table:table-cell>
          <table:table-cell office:value-type="float" office:value="0">
            <text:p>0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354">
            <text:p>29354</text:p>
          </table:table-cell>
          <table:table-cell office:value-type="float" office:value="44727">
            <text:p>44727</text:p>
          </table:table-cell>
          <table:table-cell office:value-type="float" office:value="-489.5">
            <text:p>-489.5</text:p>
          </table:table-cell>
          <table:table-cell office:value-type="float" office:value="-273.5">
            <text:p>-273.5</text:p>
          </table:table-cell>
          <table:table-cell office:value-type="float" office:value="-1162">
            <text:p>-1162</text:p>
          </table:table-cell>
          <table:table-cell office:value-type="float" office:value="-0.0220019777058612">
            <text:p>-0.0220019777</text:p>
          </table:table-cell>
          <table:table-cell office:value-type="float" office:value="-0.00931729917558084">
            <text:p>-0.0093172992</text:p>
          </table:table-cell>
          <table:table-cell office:value-type="float" office:value="-0.0259798332103651">
            <text:p>-0.0259798332</text:p>
          </table:table-cell>
          <table:table-cell office:value-type="float" office:value="0.923941888594505">
            <text:p>0.9239418886</text:p>
          </table:table-cell>
          <table:table-cell office:value-type="float" office:value="0.967559604530765">
            <text:p>0.9675596045</text:p>
          </table:table-cell>
          <table:table-cell office:value-type="float" office:value="0.910393489161653">
            <text:p>0.9103934892</text:p>
          </table:table-cell>
          <table:table-cell office:value-type="float" office:value="-31.1559993101814">
            <text:p>-31.1559993102</text:p>
          </table:table-cell>
          <table:table-cell office:value-type="float" office:value="0">
            <text:p>0</text:p>
          </table:table-cell>
          <table:table-cell office:value-type="float" office:value="-26.3321072650778">
            <text:p>-26.332107265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080">
            <text:p>22080</text:p>
          </table:table-cell>
          <table:table-cell office:value-type="float" office:value="28950">
            <text:p>28950</text:p>
          </table:table-cell>
          <table:table-cell office:value-type="float" office:value="41899">
            <text:p>41899</text:p>
          </table:table-cell>
          <table:table-cell office:value-type="float" office:value="-326.75">
            <text:p>-326.75</text:p>
          </table:table-cell>
          <table:table-cell office:value-type="float" office:value="-444.25">
            <text:p>-444.25</text:p>
          </table:table-cell>
          <table:table-cell office:value-type="float" office:value="-1284">
            <text:p>-1284</text:p>
          </table:table-cell>
          <table:table-cell office:value-type="float" office:value="-0.0147984601449275">
            <text:p>-0.0147984601</text:p>
          </table:table-cell>
          <table:table-cell office:value-type="float" office:value="-0.0153454231433506">
            <text:p>-0.0153454231</text:p>
          </table:table-cell>
          <table:table-cell office:value-type="float" office:value="-0.0306451227952934">
            <text:p>-0.0306451228</text:p>
          </table:table-cell>
          <table:table-cell office:value-type="float" office:value="0.948634618561169">
            <text:p>0.9486346186</text:p>
          </table:table-cell>
          <table:table-cell office:value-type="float" office:value="0.946752563740712">
            <text:p>0.9467525637</text:p>
          </table:table-cell>
          <table:table-cell office:value-type="float" office:value="0.894582752376705">
            <text:p>0.8945827524</text:p>
          </table:table-cell>
          <table:table-cell table:number-columns-repeated="2" office:value-type="float" office:value="0">
            <text:p>0</text:p>
          </table:table-cell>
          <table:table-cell office:value-type="float" office:value="-22.2701439738256">
            <text:p>-22.270143973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742">
            <text:p>28742</text:p>
          </table:table-cell>
          <table:table-cell office:value-type="float" office:value="40294">
            <text:p>40294</text:p>
          </table:table-cell>
          <table:table-cell office:value-type="float" office:value="-575.5">
            <text:p>-575.5</text:p>
          </table:table-cell>
          <table:table-cell office:value-type="float" office:value="-292.75">
            <text:p>-292.75</text:p>
          </table:table-cell>
          <table:table-cell office:value-type="float" office:value="-384.125">
            <text:p>-384.125</text:p>
          </table:table-cell>
          <table:table-cell office:value-type="float" office:value="-0.0265182932448622">
            <text:p>-0.0265182932</text:p>
          </table:table-cell>
          <table:table-cell office:value-type="float" office:value="-0.0101854429058521">
            <text:p>-0.0101854429</text:p>
          </table:table-cell>
          <table:table-cell office:value-type="float" office:value="-0.00953305703082345">
            <text:p>-0.009533057</text:p>
          </table:table-cell>
          <table:table-cell office:value-type="float" office:value="0.908564284601158">
            <text:p>0.9085642846</text:p>
          </table:table-cell>
          <table:table-cell office:value-type="float" office:value="0.964554286594007">
            <text:p>0.9645542866</text:p>
          </table:table-cell>
          <table:table-cell office:value-type="float" office:value="0.96681242357777">
            <text:p>0.9668124236</text:p>
          </table:table-cell>
          <table:table-cell office:value-type="float" office:value="-25.7903277097722">
            <text:p>-25.7903277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21112">
            <text:p>21112</text:p>
          </table:table-cell>
          <table:table-cell office:value-type="float" office:value="27972">
            <text:p>27972</text:p>
          </table:table-cell>
          <table:table-cell office:value-type="float" office:value="40733">
            <text:p>40733</text:p>
          </table:table-cell>
          <table:table-cell office:value-type="float" office:value="-821.625">
            <text:p>-821.625</text:p>
          </table:table-cell>
          <table:table-cell office:value-type="float" office:value="-745.5">
            <text:p>-745.5</text:p>
          </table:table-cell>
          <table:table-cell office:value-type="float" office:value="-328.75">
            <text:p>-328.75</text:p>
          </table:table-cell>
          <table:table-cell office:value-type="float" office:value="-0.0389174403183024">
            <text:p>-0.0389174403</text:p>
          </table:table-cell>
          <table:table-cell office:value-type="float" office:value="-0.0266516516516517">
            <text:p>-0.0266516517</text:p>
          </table:table-cell>
          <table:table-cell office:value-type="float" office:value="-0.00807085164363047">
            <text:p>-0.0080708516</text:p>
          </table:table-cell>
          <table:table-cell office:value-type="float" office:value="0.866757510521362">
            <text:p>0.8667575105</text:p>
          </table:table-cell>
          <table:table-cell office:value-type="float" office:value="0.908111427869311">
            <text:p>0.9081114279</text:p>
          </table:table-cell>
          <table:table-cell office:value-type="float" office:value="0.97187969099395">
            <text:p>0.971879691</text:p>
          </table:table-cell>
          <table:table-cell office:value-type="float" office:value="-17.4618419829007">
            <text:p>-17.4618419829</text:p>
          </table:table-cell>
          <table:table-cell office:value-type="float" office:value="-25.6595293079311">
            <text:p>-25.6595293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20512">
            <text:p>20512</text:p>
          </table:table-cell>
          <table:table-cell office:value-type="float" office:value="27476">
            <text:p>27476</text:p>
          </table:table-cell>
          <table:table-cell office:value-type="float" office:value="39279">
            <text:p>39279</text:p>
          </table:table-cell>
          <table:table-cell office:value-type="float" office:value="-1102.375">
            <text:p>-1102.375</text:p>
          </table:table-cell>
          <table:table-cell office:value-type="float" office:value="-611.875">
            <text:p>-611.875</text:p>
          </table:table-cell>
          <table:table-cell office:value-type="float" office:value="-381.75">
            <text:p>-381.75</text:p>
          </table:table-cell>
          <table:table-cell office:value-type="float" office:value="-0.0537429309672387">
            <text:p>-0.053742931</text:p>
          </table:table-cell>
          <table:table-cell office:value-type="float" office:value="-0.0222694351433979">
            <text:p>-0.0222694351</text:p>
          </table:table-cell>
          <table:table-cell office:value-type="float" office:value="-0.00971893378140991">
            <text:p>-0.0097189338</text:p>
          </table:table-cell>
          <table:table-cell office:value-type="float" office:value="0.817560814767405">
            <text:p>0.8175608148</text:p>
          </table:table-cell>
          <table:table-cell office:value-type="float" office:value="0.923028995371655">
            <text:p>0.9230289954</text:p>
          </table:table-cell>
          <table:table-cell office:value-type="float" office:value="0.966168868805806">
            <text:p>0.9661688688</text:p>
          </table:table-cell>
          <table:table-cell office:value-type="float" office:value="-12.5476934587981">
            <text:p>-12.5476934588</text:p>
          </table:table-cell>
          <table:table-cell office:value-type="float" office:value="-30.7776200254073">
            <text:p>-30.7776200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9854">
            <text:p>19854</text:p>
          </table:table-cell>
          <table:table-cell office:value-type="float" office:value="27254">
            <text:p>27254</text:p>
          </table:table-cell>
          <table:table-cell office:value-type="float" office:value="38458">
            <text:p>38458</text:p>
          </table:table-cell>
          <table:table-cell office:value-type="float" office:value="-1435.375">
            <text:p>-1435.375</text:p>
          </table:table-cell>
          <table:table-cell office:value-type="float" office:value="-434">
            <text:p>-434</text:p>
          </table:table-cell>
          <table:table-cell office:value-type="float" office:value="-417.875">
            <text:p>-417.875</text:p>
          </table:table-cell>
          <table:table-cell office:value-type="float" office:value="-0.0722965145562607">
            <text:p>-0.0722965146</text:p>
          </table:table-cell>
          <table:table-cell office:value-type="float" office:value="-0.0159242679973582">
            <text:p>-0.015924268</text:p>
          </table:table-cell>
          <table:table-cell office:value-type="float" office:value="-0.0108657496489677">
            <text:p>-0.0108657496</text:p>
          </table:table-cell>
          <table:table-cell office:value-type="float" office:value="0.757206699646375">
            <text:p>0.7572066996</text:p>
          </table:table-cell>
          <table:table-cell office:value-type="float" office:value="0.9447620833393">
            <text:p>0.9447620833</text:p>
          </table:table-cell>
          <table:table-cell office:value-type="float" office:value="0.962201282678864">
            <text:p>0.9622012827</text:p>
          </table:table-cell>
          <table:table-cell office:value-type="float" office:value="-9.23665228694157">
            <text:p>-9.2366522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8278">
            <text:p>18278</text:p>
          </table:table-cell>
          <table:table-cell office:value-type="float" office:value="27278">
            <text:p>27278</text:p>
          </table:table-cell>
          <table:table-cell office:value-type="float" office:value="39541">
            <text:p>39541</text:p>
          </table:table-cell>
          <table:table-cell office:value-type="float" office:value="-1543.75">
            <text:p>-1543.75</text:p>
          </table:table-cell>
          <table:table-cell office:value-type="float" office:value="-755.375">
            <text:p>-755.375</text:p>
          </table:table-cell>
          <table:table-cell office:value-type="float" office:value="-339.5">
            <text:p>-339.5</text:p>
          </table:table-cell>
          <table:table-cell office:value-type="float" office:value="-0.0844594594594595">
            <text:p>-0.0844594595</text:p>
          </table:table-cell>
          <table:table-cell office:value-type="float" office:value="-0.0276917295989442">
            <text:p>-0.0276917296</text:p>
          </table:table-cell>
          <table:table-cell office:value-type="float" office:value="-0.00858602463265977">
            <text:p>-0.0085860246</text:p>
          </table:table-cell>
          <table:table-cell office:value-type="float" office:value="0.718373356464573">
            <text:p>0.7183733565</text:p>
          </table:table-cell>
          <table:table-cell office:value-type="float" office:value="0.90458193690453">
            <text:p>0.9045819369</text:p>
          </table:table-cell>
          <table:table-cell office:value-type="float" office:value="0.970093404630916">
            <text:p>0.9700934046</text:p>
          </table:table-cell>
          <table:table-cell office:value-type="float" office:value="-7.85519271002302">
            <text:p>-7.85519271</text:p>
          </table:table-cell>
          <table:table-cell office:value-type="float" office:value="-24.6826417166436">
            <text:p>-24.6826417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6485">
            <text:p>16485</text:p>
          </table:table-cell>
          <table:table-cell office:value-type="float" office:value="26872">
            <text:p>26872</text:p>
          </table:table-cell>
          <table:table-cell office:value-type="float" office:value="39796">
            <text:p>39796</text:p>
          </table:table-cell>
          <table:table-cell office:value-type="float" office:value="-1760.5">
            <text:p>-1760.5</text:p>
          </table:table-cell>
          <table:table-cell office:value-type="float" office:value="-1011.25">
            <text:p>-1011.25</text:p>
          </table:table-cell>
          <table:table-cell office:value-type="float" office:value="-340.125">
            <text:p>-340.125</text:p>
          </table:table-cell>
          <table:table-cell office:value-type="float" office:value="-0.106794055201699">
            <text:p>-0.1067940552</text:p>
          </table:table-cell>
          <table:table-cell office:value-type="float" office:value="-0.0376321077701697">
            <text:p>-0.0376321078</text:p>
          </table:table-cell>
          <table:table-cell office:value-type="float" office:value="-0.00854671323751131">
            <text:p>-0.0085467132</text:p>
          </table:table-cell>
          <table:table-cell office:value-type="float" office:value="0.648574548437845">
            <text:p>0.6485745484</text:p>
          </table:table-cell>
          <table:table-cell office:value-type="float" office:value="0.871063326853448">
            <text:p>0.8710633269</text:p>
          </table:table-cell>
          <table:table-cell office:value-type="float" office:value="0.970229674430752">
            <text:p>0.9702296744</text:p>
          </table:table-cell>
          <table:table-cell office:value-type="float" office:value="-6.13740765578989">
            <text:p>-6.1374076558</text:p>
          </table:table-cell>
          <table:table-cell office:value-type="float" office:value="-18.0702476627395">
            <text:p>-18.0702476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2">
            <text:p>2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3795">
            <text:p>13795</text:p>
          </table:table-cell>
          <table:table-cell office:value-type="float" office:value="23910">
            <text:p>23910</text:p>
          </table:table-cell>
          <table:table-cell office:value-type="float" office:value="38341">
            <text:p>38341</text:p>
          </table:table-cell>
          <table:table-cell office:value-type="float" office:value="-1911.25">
            <text:p>-1911.25</text:p>
          </table:table-cell>
          <table:table-cell office:value-type="float" office:value="-2255.5">
            <text:p>-2255.5</text:p>
          </table:table-cell>
          <table:table-cell office:value-type="float" office:value="-483.875">
            <text:p>-483.875</text:p>
          </table:table-cell>
          <table:table-cell office:value-type="float" office:value="-0.138546574845959">
            <text:p>-0.1385465748</text:p>
          </table:table-cell>
          <table:table-cell office:value-type="float" office:value="-0.0943329150982852">
            <text:p>-0.0943329151</text:p>
          </table:table-cell>
          <table:table-cell office:value-type="float" office:value="-0.0126203020265512">
            <text:p>-0.012620302</text:p>
          </table:table-cell>
          <table:table-cell office:value-type="float" office:value="0.552709488706176">
            <text:p>0.5527094887</text:p>
          </table:table-cell>
          <table:table-cell office:value-type="float" office:value="0.687276246943045">
            <text:p>0.6872762469</text:p>
          </table:table-cell>
          <table:table-cell office:value-type="float" office:value="0.956141116072624">
            <text:p>0.9561411161</text:p>
          </table:table-cell>
          <table:table-cell office:value-type="float" office:value="-4.64780564285339">
            <text:p>-4.6478056429</text:p>
          </table:table-cell>
          <table:table-cell office:value-type="float" office:value="-6.99558660687275">
            <text:p>-6.9955866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0782">
            <text:p>10782</text:p>
          </table:table-cell>
          <table:table-cell office:value-type="float" office:value="21284">
            <text:p>21284</text:p>
          </table:table-cell>
          <table:table-cell office:value-type="float" office:value="37394">
            <text:p>37394</text:p>
          </table:table-cell>
          <table:table-cell office:value-type="float" office:value="-1633.125">
            <text:p>-1633.125</text:p>
          </table:table-cell>
          <table:table-cell office:value-type="float" office:value="-292">
            <text:p>-292</text:p>
          </table:table-cell>
          <table:table-cell office:value-type="float" office:value="-502.875">
            <text:p>-502.875</text:p>
          </table:table-cell>
          <table:table-cell office:value-type="float" office:value="-0.151467723984418">
            <text:p>-0.151467724</text:p>
          </table:table-cell>
          <table:table-cell office:value-type="float" office:value="-0.0137192257094531">
            <text:p>-0.0137192257</text:p>
          </table:table-cell>
          <table:table-cell office:value-type="float" office:value="-0.013448013050222">
            <text:p>-0.0134480131</text:p>
          </table:table-cell>
          <table:table-cell office:value-type="float" office:value="0.514830210016215">
            <text:p>0.51483021</text:p>
          </table:table-cell>
          <table:table-cell office:value-type="float" office:value="0.952351615638885">
            <text:p>0.9523516156</text:p>
          </table:table-cell>
          <table:table-cell office:value-type="float" office:value="0.953286418472021">
            <text:p>0.9532864185</text:p>
          </table:table-cell>
          <table:table-cell office:value-type="float" office:value="-4.22014722769501">
            <text:p>-4.2201472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261">
            <text:p>9261</text:p>
          </table:table-cell>
          <table:table-cell office:value-type="float" office:value="21106">
            <text:p>21106</text:p>
          </table:table-cell>
          <table:table-cell office:value-type="float" office:value="36912">
            <text:p>36912</text:p>
          </table:table-cell>
          <table:table-cell office:value-type="float" office:value="-1335.375">
            <text:p>-1335.375</text:p>
          </table:table-cell>
          <table:table-cell office:value-type="float" office:value="-595.5">
            <text:p>-595.5</text:p>
          </table:table-cell>
          <table:table-cell office:value-type="float" office:value="-995.375">
            <text:p>-995.375</text:p>
          </table:table-cell>
          <table:table-cell office:value-type="float" office:value="-0.144193391642371">
            <text:p>-0.1441933916</text:p>
          </table:table-cell>
          <table:table-cell office:value-type="float" office:value="-0.0282147256704255">
            <text:p>-0.0282147257</text:p>
          </table:table-cell>
          <table:table-cell office:value-type="float" office:value="-0.0269661627654963">
            <text:p>-0.0269661628</text:p>
          </table:table-cell>
          <table:table-cell office:value-type="float" office:value="0.536074928270628">
            <text:p>0.5360749283</text:p>
          </table:table-cell>
          <table:table-cell office:value-type="float" office:value="0.902808758813039">
            <text:p>0.9028087588</text:p>
          </table:table-cell>
          <table:table-cell office:value-type="float" office:value="0.907043691231982">
            <text:p>0.9070436912</text:p>
          </table:table-cell>
          <table:table-cell office:value-type="float" office:value="-4.45150203983377">
            <text:p>-4.4515020398</text:p>
          </table:table-cell>
          <table:table-cell office:value-type="float" office:value="-24.2186320147881">
            <text:p>-24.2186320148</text:p>
          </table:table-cell>
          <table:table-cell office:value-type="float" office:value="-25.3561786766888">
            <text:p>-25.35617867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028">
            <text:p>7028</text:p>
          </table:table-cell>
          <table:table-cell office:value-type="float" office:value="20341">
            <text:p>20341</text:p>
          </table:table-cell>
          <table:table-cell office:value-type="float" office:value="35735">
            <text:p>35735</text:p>
          </table:table-cell>
          <table:table-cell office:value-type="float" office:value="-1131.375">
            <text:p>-1131.375</text:p>
          </table:table-cell>
          <table:table-cell office:value-type="float" office:value="-1741">
            <text:p>-1741</text:p>
          </table:table-cell>
          <table:table-cell office:value-type="float" office:value="-1473.5">
            <text:p>-1473.5</text:p>
          </table:table-cell>
          <table:table-cell office:value-type="float" office:value="-0.160981075697211">
            <text:p>-0.1609810757</text:p>
          </table:table-cell>
          <table:table-cell office:value-type="float" office:value="-0.08559067892434">
            <text:p>-0.0855906789</text:p>
          </table:table-cell>
          <table:table-cell office:value-type="float" office:value="-0.0412340842311459">
            <text:p>-0.0412340842</text:p>
          </table:table-cell>
          <table:table-cell office:value-type="float" office:value="0.487359452255718">
            <text:p>0.4873594523</text:p>
          </table:table-cell>
          <table:table-cell office:value-type="float" office:value="0.71479112182952">
            <text:p>0.7147911218</text:p>
          </table:table-cell>
          <table:table-cell office:value-type="float" office:value="0.859013194607656">
            <text:p>0.8590131946</text:p>
          </table:table-cell>
          <table:table-cell office:value-type="float" office:value="-3.94906116318172">
            <text:p>-3.9490611632</text:p>
          </table:table-cell>
          <table:table-cell office:value-type="float" office:value="-7.74665434117175">
            <text:p>-7.7466543412</text:p>
          </table:table-cell>
          <table:table-cell office:value-type="float" office:value="-16.4610481606609">
            <text:p>-16.461048160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5222">
            <text:p>5222</text:p>
          </table:table-cell>
          <table:table-cell office:value-type="float" office:value="18054">
            <text:p>18054</text:p>
          </table:table-cell>
          <table:table-cell office:value-type="float" office:value="34522">
            <text:p>34522</text:p>
          </table:table-cell>
          <table:table-cell office:value-type="float" office:value="-854.625">
            <text:p>-854.625</text:p>
          </table:table-cell>
          <table:table-cell office:value-type="float" office:value="-1465.125">
            <text:p>-1465.125</text:p>
          </table:table-cell>
          <table:table-cell office:value-type="float" office:value="-1847.25">
            <text:p>-1847.25</text:p>
          </table:table-cell>
          <table:table-cell office:value-type="float" office:value="-0.163658559938721">
            <text:p>-0.1636585599</text:p>
          </table:table-cell>
          <table:table-cell office:value-type="float" office:value="-0.0811523762047192">
            <text:p>-0.0811523762</text:p>
          </table:table-cell>
          <table:table-cell office:value-type="float" office:value="-0.0535093563524709">
            <text:p>-0.0535093564</text:p>
          </table:table-cell>
          <table:table-cell office:value-type="float" office:value="0.47969192372726">
            <text:p>0.4796919237</text:p>
          </table:table-cell>
          <table:table-cell office:value-type="float" office:value="0.728874671284281">
            <text:p>0.7288746713</text:p>
          </table:table-cell>
          <table:table-cell office:value-type="float" office:value="0.818329225152173">
            <text:p>0.8183292252</text:p>
          </table:table-cell>
          <table:table-cell office:value-type="float" office:value="-3.87843366555932">
            <text:p>-3.8784336656</text:p>
          </table:table-cell>
          <table:table-cell office:value-type="float" office:value="-8.18984308715167">
            <text:p>-8.1898430872</text:p>
          </table:table-cell>
          <table:table-cell office:value-type="float" office:value="-12.6040066282475">
            <text:p>-12.604006628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6732">
            <text:p>6732</text:p>
          </table:table-cell>
          <table:table-cell office:value-type="float" office:value="14147">
            <text:p>14147</text:p>
          </table:table-cell>
          <table:table-cell office:value-type="float" office:value="34236">
            <text:p>34236</text:p>
          </table:table-cell>
          <table:table-cell office:value-type="float" office:value="-511.625">
            <text:p>-511.625</text:p>
          </table:table-cell>
          <table:table-cell office:value-type="float" office:value="-1617.875">
            <text:p>-1617.875</text:p>
          </table:table-cell>
          <table:table-cell office:value-type="float" office:value="-2402.125">
            <text:p>-2402.125</text:p>
          </table:table-cell>
          <table:table-cell office:value-type="float" office:value="-0.0759989601901367">
            <text:p>-0.0759989602</text:p>
          </table:table-cell>
          <table:table-cell office:value-type="float" office:value="-0.11436170212766">
            <text:p>-0.1143617021</text:p>
          </table:table-cell>
          <table:table-cell office:value-type="float" office:value="-0.0701637165556724">
            <text:p>-0.0701637166</text:p>
          </table:table-cell>
          <table:table-cell office:value-type="float" office:value="0.745324289556486">
            <text:p>0.7453242896</text:p>
          </table:table-cell>
          <table:table-cell office:value-type="float" office:value="0.625368096423721">
            <text:p>0.6253680964</text:p>
          </table:table-cell>
          <table:table-cell office:value-type="float" office:value="0.76407596841212">
            <text:p>0.7640759684</text:p>
          </table:table-cell>
          <table:table-cell office:value-type="float" office:value="-8.76934365809903">
            <text:p>-8.7693436581</text:p>
          </table:table-cell>
          <table:table-cell office:value-type="float" office:value="-5.70742100420863">
            <text:p>-5.7074210042</text:p>
          </table:table-cell>
          <table:table-cell office:value-type="float" office:value="-9.52822226502878">
            <text:p>-9.52822226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7965">
            <text:p>7965</text:p>
          </table:table-cell>
          <table:table-cell office:value-type="float" office:value="14600">
            <text:p>14600</text:p>
          </table:table-cell>
          <table:table-cell office:value-type="float" office:value="31578">
            <text:p>31578</text:p>
          </table:table-cell>
          <table:table-cell office:value-type="float" office:value="-452.25">
            <text:p>-452.25</text:p>
          </table:table-cell>
          <table:table-cell office:value-type="float" office:value="-1706.75">
            <text:p>-1706.75</text:p>
          </table:table-cell>
          <table:table-cell office:value-type="float" office:value="-2866.5">
            <text:p>-2866.5</text:p>
          </table:table-cell>
          <table:table-cell office:value-type="float" office:value="-0.0567796610169492">
            <text:p>-0.056779661</text:p>
          </table:table-cell>
          <table:table-cell office:value-type="float" office:value="-0.116900684931507">
            <text:p>-0.1169006849</text:p>
          </table:table-cell>
          <table:table-cell office:value-type="float" office:value="-0.0907752232566977">
            <text:p>-0.0907752233</text:p>
          </table:table-cell>
          <table:table-cell office:value-type="float" office:value="0.807590089054869">
            <text:p>0.8075900891</text:p>
          </table:table-cell>
          <table:table-cell office:value-type="float" office:value="0.617632512209139">
            <text:p>0.6176325122</text:p>
          </table:table-cell>
          <table:table-cell office:value-type="float" office:value="0.698437395269872">
            <text:p>0.6984373953</text:p>
          </table:table-cell>
          <table:table-cell office:value-type="float" office:value="-11.8577168497441">
            <text:p>-11.8577168497</text:p>
          </table:table-cell>
          <table:table-cell office:value-type="float" office:value="-5.575615393225">
            <text:p>-5.5756153932</text:p>
          </table:table-cell>
          <table:table-cell office:value-type="float" office:value="-7.2837935443947">
            <text:p>-7.283793544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7028">
            <text:p>7028</text:p>
          </table:table-cell>
          <table:table-cell office:value-type="float" office:value="13554">
            <text:p>13554</text:p>
          </table:table-cell>
          <table:table-cell office:value-type="float" office:value="28197">
            <text:p>28197</text:p>
          </table:table-cell>
          <table:table-cell office:value-type="float" office:value="-1131.375">
            <text:p>-1131.375</text:p>
          </table:table-cell>
          <table:table-cell office:value-type="float" office:value="-671.625">
            <text:p>-671.625</text:p>
          </table:table-cell>
          <table:table-cell office:value-type="float" office:value="-3086">
            <text:p>-3086</text:p>
          </table:table-cell>
          <table:table-cell office:value-type="float" office:value="-0.160981075697211">
            <text:p>-0.1609810757</text:p>
          </table:table-cell>
          <table:table-cell office:value-type="float" office:value="-0.0495517928286853">
            <text:p>-0.0495517928</text:p>
          </table:table-cell>
          <table:table-cell office:value-type="float" office:value="-0.109444267120616">
            <text:p>-0.1094442671</text:p>
          </table:table-cell>
          <table:table-cell office:value-type="float" office:value="0.487359452255718">
            <text:p>0.4873594523</text:p>
          </table:table-cell>
          <table:table-cell office:value-type="float" office:value="0.831381270237774">
            <text:p>0.8313812702</text:p>
          </table:table-cell>
          <table:table-cell office:value-type="float" office:value="0.64042203838476">
            <text:p>0.6404220384</text:p>
          </table:table-cell>
          <table:table-cell office:value-type="float" office:value="-3.94906116318172">
            <text:p>-3.9490611632</text:p>
          </table:table-cell>
          <table:table-cell office:value-type="float" office:value="-13.6388280358517">
            <text:p>-13.6388280359</text:p>
          </table:table-cell>
          <table:table-cell office:value-type="float" office:value="-5.98006746163477">
            <text:p>-5.98006746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222">
            <text:p>5222</text:p>
          </table:table-cell>
          <table:table-cell office:value-type="float" office:value="12360">
            <text:p>12360</text:p>
          </table:table-cell>
          <table:table-cell office:value-type="float" office:value="23563">
            <text:p>23563</text:p>
          </table:table-cell>
          <table:table-cell office:value-type="float" office:value="-854.625">
            <text:p>-854.625</text:p>
          </table:table-cell>
          <table:table-cell office:value-type="float" office:value="-318.75">
            <text:p>-318.75</text:p>
          </table:table-cell>
          <table:table-cell office:value-type="float" office:value="-2661.5">
            <text:p>-2661.5</text:p>
          </table:table-cell>
          <table:table-cell office:value-type="float" office:value="-0.163658559938721">
            <text:p>-0.1636585599</text:p>
          </table:table-cell>
          <table:table-cell office:value-type="float" office:value="-0.0257888349514563">
            <text:p>-0.025788835</text:p>
          </table:table-cell>
          <table:table-cell office:value-type="float" office:value="-0.112952510291559">
            <text:p>-0.1129525103</text:p>
          </table:table-cell>
          <table:table-cell office:value-type="float" office:value="0.47969192372726">
            <text:p>0.4796919237</text:p>
          </table:table-cell>
          <table:table-cell office:value-type="float" office:value="0.911042603125884">
            <text:p>0.9110426031</text:p>
          </table:table-cell>
          <table:table-cell office:value-type="float" office:value="0.629672422358627">
            <text:p>0.6296724224</text:p>
          </table:table-cell>
          <table:table-cell office:value-type="float" office:value="-3.87843366555932">
            <text:p>-3.8784336656</text:p>
          </table:table-cell>
          <table:table-cell office:value-type="float" office:value="-26.5297185211161">
            <text:p>-26.5297185211</text:p>
          </table:table-cell>
          <table:table-cell office:value-type="float" office:value="-5.7831297103649">
            <text:p>-5.78312971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1895">
            <text:p>1895</text:p>
          </table:table-cell>
          <table:table-cell office:value-type="float" office:value="6874">
            <text:p>6874</text:p>
          </table:table-cell>
          <table:table-cell office:value-type="float" office:value="11032">
            <text:p>11032</text:p>
          </table:table-cell>
          <table:table-cell office:value-type="float" office:value="18177">
            <text:p>18177</text:p>
          </table:table-cell>
          <table:table-cell office:value-type="float" office:value="-456.875">
            <text:p>-456.875</text:p>
          </table:table-cell>
          <table:table-cell office:value-type="float" office:value="-499">
            <text:p>-499</text:p>
          </table:table-cell>
          <table:table-cell office:value-type="float" office:value="-2564.5">
            <text:p>-2564.5</text:p>
          </table:table-cell>
          <table:table-cell office:value-type="float" office:value="-0.0664642129764329">
            <text:p>-0.066464213</text:p>
          </table:table-cell>
          <table:table-cell office:value-type="float" office:value="-0.0452320522117476">
            <text:p>-0.0452320522</text:p>
          </table:table-cell>
          <table:table-cell office:value-type="float" office:value="-0.141084887495186">
            <text:p>-0.1410848875</text:p>
          </table:table-cell>
          <table:table-cell office:value-type="float" office:value="0.776033538131375">
            <text:p>0.7760335381</text:p>
          </table:table-cell>
          <table:table-cell office:value-type="float" office:value="0.845697856811564">
            <text:p>0.8456978568</text:p>
          </table:table-cell>
          <table:table-cell office:value-type="float" office:value="0.545216586906726">
            <text:p>0.5452165869</text:p>
          </table:table-cell>
          <table:table-cell office:value-type="float" office:value="-10.078332247958">
            <text:p>-10.078332248</text:p>
          </table:table-cell>
          <table:table-cell office:value-type="float" office:value="-14.9750007534936">
            <text:p>-14.9750007535</text:p>
          </table:table-cell>
          <table:table-cell office:value-type="float" office:value="-4.55762465527572">
            <text:p>-4.557624655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733">
            <text:p>733</text:p>
          </table:table-cell>
          <table:table-cell office:value-type="float" office:value="5054">
            <text:p>5054</text:p>
          </table:table-cell>
          <table:table-cell office:value-type="float" office:value="9735">
            <text:p>9735</text:p>
          </table:table-cell>
          <table:table-cell office:value-type="float" office:value="16530">
            <text:p>16530</text:p>
          </table:table-cell>
          <table:table-cell office:value-type="float" office:value="-299.25">
            <text:p>-299.25</text:p>
          </table:table-cell>
          <table:table-cell office:value-type="float" office:value="-1382.375">
            <text:p>-1382.375</text:p>
          </table:table-cell>
          <table:table-cell office:value-type="float" office:value="-2399.5">
            <text:p>-2399.5</text:p>
          </table:table-cell>
          <table:table-cell office:value-type="float" office:value="-0.0592105263157895">
            <text:p>-0.0592105263</text:p>
          </table:table-cell>
          <table:table-cell office:value-type="float" office:value="-0.142000513610683">
            <text:p>-0.1420005136</text:p>
          </table:table-cell>
          <table:table-cell office:value-type="float" office:value="-0.145160314579552">
            <text:p>-0.1451603146</text:p>
          </table:table-cell>
          <table:table-cell office:value-type="float" office:value="0.799634695290859">
            <text:p>0.7996346953</text:p>
          </table:table-cell>
          <table:table-cell office:value-type="float" office:value="0.542519928259377">
            <text:p>0.5425199283</text:p>
          </table:table-cell>
          <table:table-cell office:value-type="float" office:value="0.533239072152083">
            <text:p>0.5332390722</text:p>
          </table:table-cell>
          <table:table-cell office:value-type="float" office:value="-11.3563867734363">
            <text:p>-11.3563867734</text:p>
          </table:table-cell>
          <table:table-cell office:value-type="float" office:value="-4.52588398986937">
            <text:p>-4.5258839899</text:p>
          </table:table-cell>
          <table:table-cell office:value-type="float" office:value="-4.41941661870591">
            <text:p>-4.41941661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3598">
            <text:p>3598</text:p>
          </table:table-cell>
          <table:table-cell office:value-type="float" office:value="8310">
            <text:p>8310</text:p>
          </table:table-cell>
          <table:table-cell office:value-type="float" office:value="15612">
            <text:p>15612</text:p>
          </table:table-cell>
          <table:table-cell office:value-type="float" office:value="-243.25">
            <text:p>-243.25</text:p>
          </table:table-cell>
          <table:table-cell office:value-type="float" office:value="-432.5">
            <text:p>-432.5</text:p>
          </table:table-cell>
          <table:table-cell office:value-type="float" office:value="-2104.125">
            <text:p>-2104.125</text:p>
          </table:table-cell>
          <table:table-cell office:value-type="float" office:value="-0.0676070038910506">
            <text:p>-0.0676070039</text:p>
          </table:table-cell>
          <table:table-cell office:value-type="float" office:value="-0.0520457280385078">
            <text:p>-0.052045728</text:p>
          </table:table-cell>
          <table:table-cell office:value-type="float" office:value="-0.134776133743274">
            <text:p>-0.1347761337</text:p>
          </table:table-cell>
          <table:table-cell office:value-type="float" office:value="0.772334072052567">
            <text:p>0.7723340721</text:p>
          </table:table-cell>
          <table:table-cell office:value-type="float" office:value="0.823149117167057">
            <text:p>0.8231491172</text:p>
          </table:table-cell>
          <table:table-cell office:value-type="float" office:value="0.563886160103038">
            <text:p>0.5638861601</text:p>
          </table:table-cell>
          <table:table-cell office:value-type="float" office:value="-9.9019775981644">
            <text:p>-9.9019775982</text:p>
          </table:table-cell>
          <table:table-cell office:value-type="float" office:value="-12.9683810019771">
            <text:p>-12.968381002</text:p>
          </table:table-cell>
          <table:table-cell office:value-type="float" office:value="-4.78801921448227">
            <text:p>-4.788019214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5138">
            <text:p>5138</text:p>
          </table:table-cell>
          <table:table-cell office:value-type="float" office:value="8838">
            <text:p>8838</text:p>
          </table:table-cell>
          <table:table-cell office:value-type="float" office:value="14832">
            <text:p>14832</text:p>
          </table:table-cell>
          <table:table-cell office:value-type="float" office:value="71.75">
            <text:p>71.75</text:p>
          </table:table-cell>
          <table:table-cell office:value-type="float" office:value="-211.5">
            <text:p>-211.5</text:p>
          </table:table-cell>
          <table:table-cell office:value-type="float" office:value="-1350.875">
            <text:p>-1350.875</text:p>
          </table:table-cell>
          <table:table-cell office:value-type="float" office:value="0.0139645776566757">
            <text:p>0.0139645777</text:p>
          </table:table-cell>
          <table:table-cell office:value-type="float" office:value="-0.0239307535641548">
            <text:p>-0.0239307536</text:p>
          </table:table-cell>
          <table:table-cell office:value-type="float" office:value="-0.0910784115426106">
            <text:p>-0.0910784115</text:p>
          </table:table-cell>
          <table:table-cell office:value-type="float" office:value="1.04925824027946">
            <text:p>1.0492582403</text:p>
          </table:table-cell>
          <table:table-cell office:value-type="float" office:value="0.917364817219109">
            <text:p>0.9173648172</text:p>
          </table:table-cell>
          <table:table-cell office:value-type="float" office:value="0.697484302617148">
            <text:p>0.6974843026</text:p>
          </table:table-cell>
          <table:table-cell office:value-type="float" office:value="0">
            <text:p>0</text:p>
          </table:table-cell>
          <table:table-cell office:value-type="float" office:value="-28.6167307804902">
            <text:p>-28.6167307805</text:p>
          </table:table-cell>
          <table:table-cell office:value-type="float" office:value="-7.25835548505131">
            <text:p>-7.258355485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1107">
            <text:p>1107</text:p>
          </table:table-cell>
          <table:table-cell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6057">
            <text:p>6057</text:p>
          </table:table-cell>
          <table:table-cell office:value-type="float" office:value="9690">
            <text:p>9690</text:p>
          </table:table-cell>
          <table:table-cell office:value-type="float" office:value="15092">
            <text:p>15092</text:p>
          </table:table-cell>
          <table:table-cell office:value-type="float" office:value="-298.125">
            <text:p>-298.125</text:p>
          </table:table-cell>
          <table:table-cell office:value-type="float" office:value="-901">
            <text:p>-901</text:p>
          </table:table-cell>
          <table:table-cell office:value-type="float" office:value="-760.375">
            <text:p>-760.375</text:p>
          </table:table-cell>
          <table:table-cell office:value-type="float" office:value="-0.0492199108469539">
            <text:p>-0.0492199108</text:p>
          </table:table-cell>
          <table:table-cell office:value-type="float" office:value="-0.0929824561403509">
            <text:p>-0.0929824561</text:p>
          </table:table-cell>
          <table:table-cell office:value-type="float" office:value="-0.0503826530612245">
            <text:p>-0.0503826531</text:p>
          </table:table-cell>
          <table:table-cell office:value-type="float" office:value="0.832478607298274">
            <text:p>0.8324786073</text:p>
          </table:table-cell>
          <table:table-cell office:value-type="float" office:value="0.691507048322561">
            <text:p>0.6915070483</text:p>
          </table:table-cell>
          <table:table-cell office:value-type="float" office:value="0.82863600127551">
            <text:p>0.8286360013</text:p>
          </table:table-cell>
          <table:table-cell office:value-type="float" office:value="-13.7331693176336">
            <text:p>-13.7331693176</text:p>
          </table:table-cell>
          <table:table-cell office:value-type="float" office:value="-7.10239183674612">
            <text:p>-7.1023918367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5054">
            <text:p>5054</text:p>
          </table:table-cell>
          <table:table-cell office:value-type="float" office:value="8310">
            <text:p>8310</text:p>
          </table:table-cell>
          <table:table-cell office:value-type="float" office:value="14311">
            <text:p>14311</text:p>
          </table:table-cell>
          <table:table-cell office:value-type="float" office:value="-299.25">
            <text:p>-299.25</text:p>
          </table:table-cell>
          <table:table-cell office:value-type="float" office:value="-432.5">
            <text:p>-432.5</text:p>
          </table:table-cell>
          <table:table-cell office:value-type="float" office:value="-683.375">
            <text:p>-683.375</text:p>
          </table:table-cell>
          <table:table-cell office:value-type="float" office:value="-0.0592105263157895">
            <text:p>-0.0592105263</text:p>
          </table:table-cell>
          <table:table-cell office:value-type="float" office:value="-0.0520457280385078">
            <text:p>-0.052045728</text:p>
          </table:table-cell>
          <table:table-cell office:value-type="float" office:value="-0.0477517294388932">
            <text:p>-0.0477517294</text:p>
          </table:table-cell>
          <table:table-cell office:value-type="float" office:value="0.799634695290859">
            <text:p>0.7996346953</text:p>
          </table:table-cell>
          <table:table-cell office:value-type="float" office:value="0.823149117167057">
            <text:p>0.8231491172</text:p>
          </table:table-cell>
          <table:table-cell office:value-type="float" office:value="0.837338193186108">
            <text:p>0.8373381932</text:p>
          </table:table-cell>
          <table:table-cell office:value-type="float" office:value="-11.3563867734363">
            <text:p>-11.3563867734</text:p>
          </table:table-cell>
          <table:table-cell office:value-type="float" office:value="-12.9683810019771">
            <text:p>-12.968381002</text:p>
          </table:table-cell>
          <table:table-cell office:value-type="float" office:value="-14.166245828369">
            <text:p>-14.166245828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3598">
            <text:p>3598</text:p>
          </table:table-cell>
          <table:table-cell office:value-type="float" office:value="7416">
            <text:p>7416</text:p>
          </table:table-cell>
          <table:table-cell office:value-type="float" office:value="13596">
            <text:p>13596</text:p>
          </table:table-cell>
          <table:table-cell office:value-type="float" office:value="-243.25">
            <text:p>-243.25</text:p>
          </table:table-cell>
          <table:table-cell office:value-type="float" office:value="-191.25">
            <text:p>-191.25</text:p>
          </table:table-cell>
          <table:table-cell office:value-type="float" office:value="-350.625">
            <text:p>-350.625</text:p>
          </table:table-cell>
          <table:table-cell office:value-type="float" office:value="-0.0676070038910506">
            <text:p>-0.0676070039</text:p>
          </table:table-cell>
          <table:table-cell table:number-columns-repeated="2" office:value-type="float" office:value="-0.0257888349514563">
            <text:p>-0.025788835</text:p>
          </table:table-cell>
          <table:table-cell office:value-type="float" office:value="0.772334072052567">
            <text:p>0.7723340721</text:p>
          </table:table-cell>
          <table:table-cell table:number-columns-repeated="2" office:value-type="float" office:value="0.911042603125884">
            <text:p>0.9110426031</text:p>
          </table:table-cell>
          <table:table-cell office:value-type="float" office:value="-9.9019775981644">
            <text:p>-9.9019775982</text:p>
          </table:table-cell>
          <table:table-cell table:number-columns-repeated="2" office:value-type="float" office:value="-26.5297185211161">
            <text:p>-26.529718521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29">
            <text:p>1029</text:p>
          </table:table-cell>
          <table:table-cell office:value-type="float" office:value="668">
            <text:p>668</text:p>
          </table:table-cell>
          <table:table-cell office:value-type="float" office:value="5138">
            <text:p>5138</text:p>
          </table:table-cell>
          <table:table-cell office:value-type="float" office:value="8808">
            <text:p>8808</text:p>
          </table:table-cell>
          <table:table-cell office:value-type="float" office:value="15602">
            <text:p>15602</text:p>
          </table:table-cell>
          <table:table-cell office:value-type="float" office:value="71.75">
            <text:p>71.75</text:p>
          </table:table-cell>
          <table:table-cell office:value-type="float" office:value="28.5">
            <text:p>28.5</text:p>
          </table:table-cell>
          <table:table-cell office:value-type="float" office:value="348">
            <text:p>348</text:p>
          </table:table-cell>
          <table:table-cell office:value-type="float" office:value="0.0139645776566757">
            <text:p>0.0139645777</text:p>
          </table:table-cell>
          <table:table-cell office:value-type="float" office:value="0.00323569482288828">
            <text:p>0.0032356948</text:p>
          </table:table-cell>
          <table:table-cell office:value-type="float" office:value="0.0223048327137546">
            <text:p>0.0223048327</text:p>
          </table:table-cell>
          <table:table-cell office:value-type="float" office:value="1.04925824027946">
            <text:p>1.0492582403</text:p>
          </table:table-cell>
          <table:table-cell office:value-type="float" office:value="1.01134545253324">
            <text:p>1.011345452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502">
            <text:p>502</text:p>
          </table:table-cell>
          <table:table-cell office:value-type="float" office:value="3971">
            <text:p>3971</text:p>
          </table:table-cell>
          <table:table-cell office:value-type="float" office:value="7524">
            <text:p>7524</text:p>
          </table:table-cell>
          <table:table-cell office:value-type="float" office:value="12963">
            <text:p>12963</text:p>
          </table:table-cell>
          <table:table-cell office:value-type="float" office:value="-235.125">
            <text:p>-235.125</text:p>
          </table:table-cell>
          <table:table-cell office:value-type="float" office:value="-408">
            <text:p>-408</text:p>
          </table:table-cell>
          <table:table-cell office:value-type="float" office:value="-641.625">
            <text:p>-641.625</text:p>
          </table:table-cell>
          <table:table-cell office:value-type="float" office:value="-0.0592105263157895">
            <text:p>-0.0592105263</text:p>
          </table:table-cell>
          <table:table-cell office:value-type="float" office:value="-0.0542264752791069">
            <text:p>-0.0542264753</text:p>
          </table:table-cell>
          <table:table-cell office:value-type="float" office:value="-0.049496644295302">
            <text:p>-0.0494966443</text:p>
          </table:table-cell>
          <table:table-cell office:value-type="float" office:value="0.799634695290859">
            <text:p>0.7996346953</text:p>
          </table:table-cell>
          <table:table-cell office:value-type="float" office:value="0.815970737340669">
            <text:p>0.8159707373</text:p>
          </table:table-cell>
          <table:table-cell office:value-type="float" office:value="0.831563583847574">
            <text:p>0.8315635838</text:p>
          </table:table-cell>
          <table:table-cell office:value-type="float" office:value="-11.3563867734363">
            <text:p>-11.3563867734</text:p>
          </table:table-cell>
          <table:table-cell office:value-type="float" office:value="-12.4326556833536">
            <text:p>-12.4326556834</text:p>
          </table:table-cell>
          <table:table-cell office:value-type="float" office:value="-13.654417014675">
            <text:p>-13.654417014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1237">
            <text:p>1237</text:p>
          </table:table-cell>
          <table:table-cell office:value-type="float" office:value="373">
            <text:p>373</text:p>
          </table:table-cell>
          <table:table-cell office:value-type="float" office:value="2827">
            <text:p>2827</text:p>
          </table:table-cell>
          <table:table-cell office:value-type="float" office:value="6706">
            <text:p>6706</text:p>
          </table:table-cell>
          <table:table-cell office:value-type="float" office:value="11571">
            <text:p>11571</text:p>
          </table:table-cell>
          <table:table-cell office:value-type="float" office:value="-191.125">
            <text:p>-191.125</text:p>
          </table:table-cell>
          <table:table-cell office:value-type="float" office:value="-240.625">
            <text:p>-240.625</text:p>
          </table:table-cell>
          <table:table-cell office:value-type="float" office:value="-235.625">
            <text:p>-235.625</text:p>
          </table:table-cell>
          <table:table-cell office:value-type="float" office:value="-0.0676070038910506">
            <text:p>-0.0676070039</text:p>
          </table:table-cell>
          <table:table-cell office:value-type="float" office:value="-0.0358820459290188">
            <text:p>-0.0358820459</text:p>
          </table:table-cell>
          <table:table-cell office:value-type="float" office:value="-0.0203634085213033">
            <text:p>-0.0203634085</text:p>
          </table:table-cell>
          <table:table-cell office:value-type="float" office:value="0.772334072052567">
            <text:p>0.7723340721</text:p>
          </table:table-cell>
          <table:table-cell office:value-type="float" office:value="0.876936380839737">
            <text:p>0.8769363808</text:p>
          </table:table-cell>
          <table:table-cell office:value-type="float" office:value="0.929540820252385">
            <text:p>0.9295408203</text:p>
          </table:table-cell>
          <table:table-cell office:value-type="float" office:value="-9.9019775981644">
            <text:p>-9.9019775982</text:p>
          </table:table-cell>
          <table:table-cell office:value-type="float" office:value="-18.968697517615">
            <text:p>-18.9686975176</text:p>
          </table:table-cell>
          <table:table-cell office:value-type="float" office:value="-33.6910965071853">
            <text:p>-33.691096507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491">
            <text:p>491</text:p>
          </table:table-cell>
          <table:table-cell office:value-type="float" office:value="4037">
            <text:p>4037</text:p>
          </table:table-cell>
          <table:table-cell office:value-type="float" office:value="7084">
            <text:p>7084</text:p>
          </table:table-cell>
          <table:table-cell office:value-type="float" office:value="11368">
            <text:p>11368</text:p>
          </table:table-cell>
          <table:table-cell office:value-type="float" office:value="56.375">
            <text:p>56.375</text:p>
          </table:table-cell>
          <table:table-cell office:value-type="float" office:value="-143">
            <text:p>-143</text:p>
          </table:table-cell>
          <table:table-cell office:value-type="float" office:value="279.125">
            <text:p>279.125</text:p>
          </table:table-cell>
          <table:table-cell office:value-type="float" office:value="0.0139645776566757">
            <text:p>0.0139645777</text:p>
          </table:table-cell>
          <table:table-cell office:value-type="float" office:value="-0.0201863354037267">
            <text:p>-0.0201863354</text:p>
          </table:table-cell>
          <table:table-cell office:value-type="float" office:value="0.0245535714285714">
            <text:p>0.0245535714</text:p>
          </table:table-cell>
          <table:table-cell office:value-type="float" office:value="1.04925824027946">
            <text:p>1.0492582403</text:p>
          </table:table-cell>
          <table:table-cell office:value-type="float" office:value="0.930146502835539">
            <text:p>0.9301465028</text:p>
          </table:table-cell>
          <table:table-cell office:value-type="float" office:value="1.087119140625">
            <text:p>1.0871191406</text:p>
          </table:table-cell>
          <table:table-cell office:value-type="float" office:value="0">
            <text:p>0</text:p>
          </table:table-cell>
          <table:table-cell office:value-type="float" office:value="-33.9896934245561">
            <text:p>-33.9896934246</text:p>
          </table:table-cell>
          <table:table-cell office:value-type="float" office:value="28.5751667288534">
            <text:p>28.575166728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4917">
            <text:p>4917</text:p>
          </table:table-cell>
          <table:table-cell office:value-type="float" office:value="8749">
            <text:p>8749</text:p>
          </table:table-cell>
          <table:table-cell office:value-type="float" office:value="15602">
            <text:p>15602</text:p>
          </table:table-cell>
          <table:table-cell office:value-type="float" office:value="-243.375">
            <text:p>-243.375</text:p>
          </table:table-cell>
          <table:table-cell office:value-type="float" office:value="-430.625">
            <text:p>-430.625</text:p>
          </table:table-cell>
          <table:table-cell office:value-type="float" office:value="348">
            <text:p>348</text:p>
          </table:table-cell>
          <table:table-cell office:value-type="float" office:value="-0.049496644295302">
            <text:p>-0.0494966443</text:p>
          </table:table-cell>
          <table:table-cell office:value-type="float" office:value="-0.0492199108469539">
            <text:p>-0.0492199108</text:p>
          </table:table-cell>
          <table:table-cell office:value-type="float" office:value="0.0223048327137546">
            <text:p>0.0223048327</text:p>
          </table:table-cell>
          <table:table-cell office:value-type="float" office:value="0.831563583847574">
            <text:p>0.8315635838</text:p>
          </table:table-cell>
          <table:table-cell office:value-type="float" office:value="0.832478607298274">
            <text:p>0.8324786073</text:p>
          </table:table-cell>
          <table:table-cell office:value-type="float" office:value="1.07904202540042">
            <text:p>1.0790420254</text:p>
          </table:table-cell>
          <table:table-cell office:value-type="float" office:value="-13.654417014675">
            <text:p>-13.6544170147</text:p>
          </table:table-cell>
          <table:table-cell office:value-type="float" office:value="-13.7331693176336">
            <text:p>-13.7331693176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3864">
            <text:p>3864</text:p>
          </table:table-cell>
          <table:table-cell office:value-type="float" office:value="6348">
            <text:p>6348</text:p>
          </table:table-cell>
          <table:table-cell office:value-type="float" office:value="10538">
            <text:p>10538</text:p>
          </table:table-cell>
          <table:table-cell office:value-type="float" office:value="-52.375">
            <text:p>-52.375</text:p>
          </table:table-cell>
          <table:table-cell office:value-type="float" office:value="-86">
            <text:p>-86</text:p>
          </table:table-cell>
          <table:table-cell office:value-type="float" office:value="-378.125">
            <text:p>-378.125</text:p>
          </table:table-cell>
          <table:table-cell office:value-type="float" office:value="-0.0135546066252588">
            <text:p>-0.0135546066</text:p>
          </table:table-cell>
          <table:table-cell office:value-type="float" office:value="-0.0135475740390674">
            <text:p>-0.013547574</text:p>
          </table:table-cell>
          <table:table-cell office:value-type="float" office:value="-0.0358820459290188">
            <text:p>-0.0358820459</text:p>
          </table:table-cell>
          <table:table-cell office:value-type="float" office:value="0.952918982438695">
            <text:p>0.9529189824</text:p>
          </table:table-cell>
          <table:table-cell office:value-type="float" office:value="0.952943222917458">
            <text:p>0.9529432229</text:p>
          </table:table-cell>
          <table:table-cell office:value-type="float" office:value="0.876936380839737">
            <text:p>0.8769363808</text:p>
          </table:table-cell>
          <table:table-cell table:number-columns-repeated="2" office:value-type="float" office:value="0">
            <text:p>0</text:p>
          </table:table-cell>
          <table:table-cell office:value-type="float" office:value="-18.968697517615">
            <text:p>-18.968697517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7">
            <text:p>497</text:p>
          </table:table-cell>
          <table:table-cell office:value-type="float" office:value="4144">
            <text:p>4144</text:p>
          </table:table-cell>
          <table:table-cell office:value-type="float" office:value="6664">
            <text:p>6664</text:p>
          </table:table-cell>
          <table:table-cell office:value-type="float" office:value="10481">
            <text:p>10481</text:p>
          </table:table-cell>
          <table:table-cell office:value-type="float" office:value="40.25">
            <text:p>40.25</text:p>
          </table:table-cell>
          <table:table-cell office:value-type="float" office:value="163.625">
            <text:p>163.625</text:p>
          </table:table-cell>
          <table:table-cell office:value-type="float" office:value="44.125">
            <text:p>44.125</text:p>
          </table:table-cell>
          <table:table-cell office:value-type="float" office:value="0.00971283783783784">
            <text:p>0.0097128378</text:p>
          </table:table-cell>
          <table:table-cell office:value-type="float" office:value="0.0245535714285714">
            <text:p>0.0245535714</text:p>
          </table:table-cell>
          <table:table-cell office:value-type="float" office:value="0.00420999904589257">
            <text:p>0.004209999</text:p>
          </table:table-cell>
          <table:table-cell office:value-type="float" office:value="1.03417983730141">
            <text:p>1.0341798373</text:p>
          </table:table-cell>
          <table:table-cell office:value-type="float" office:value="1.087119140625">
            <text:p>1.0871191406</text:p>
          </table:table-cell>
          <table:table-cell office:value-type="float" office:value="1.01476973588088">
            <text:p>1.0147697359</text:p>
          </table:table-cell>
          <table:table-cell office:value-type="float" office:value="0">
            <text:p>0</text:p>
          </table:table-cell>
          <table:table-cell office:value-type="float" office:value="28.5751667288534">
            <text:p>28.5751667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8">
            <text:p>788</text:p>
          </table:table-cell>
          <table:table-cell office:value-type="float" office:value="511">
            <text:p>511</text:p>
          </table:table-cell>
          <table:table-cell office:value-type="float" office:value="4554">
            <text:p>4554</text:p>
          </table:table-cell>
          <table:table-cell office:value-type="float" office:value="7084">
            <text:p>7084</text:p>
          </table:table-cell>
          <table:table-cell office:value-type="float" office:value="13988">
            <text:p>13988</text:p>
          </table:table-cell>
          <table:table-cell office:value-type="float" office:value="-39.375">
            <text:p>-39.375</text:p>
          </table:table-cell>
          <table:table-cell office:value-type="float" office:value="-61.125">
            <text:p>-61.125</text:p>
          </table:table-cell>
          <table:table-cell office:value-type="float" office:value="312">
            <text:p>312</text:p>
          </table:table-cell>
          <table:table-cell office:value-type="float" office:value="-0.00864624505928854">
            <text:p>-0.0086462451</text:p>
          </table:table-cell>
          <table:table-cell office:value-type="float" office:value="-0.00862859966120836">
            <text:p>-0.0086285997</text:p>
          </table:table-cell>
          <table:table-cell office:value-type="float" office:value="0.0223048327137546">
            <text:p>0.0223048327</text:p>
          </table:table-cell>
          <table:table-cell office:value-type="float" office:value="0.969884667097596">
            <text:p>0.9698846671</text:p>
          </table:table-cell>
          <table:table-cell office:value-type="float" office:value="0.969945828540713">
            <text:p>0.9699458285</text:p>
          </table:table-cell>
          <table:table-cell office:value-type="float" office:value="1.07904202540042">
            <text:p>1.07904202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13979764368">
            <text:p>31.421397976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361">
            <text:p>361</text:p>
          </table:table-cell>
          <table:table-cell office:value-type="float" office:value="3674">
            <text:p>3674</text:p>
          </table:table-cell>
          <table:table-cell office:value-type="float" office:value="6799">
            <text:p>6799</text:p>
          </table:table-cell>
          <table:table-cell office:value-type="float" office:value="13427">
            <text:p>13427</text:p>
          </table:table-cell>
          <table:table-cell office:value-type="float" office:value="-235.125">
            <text:p>-235.125</text:p>
          </table:table-cell>
          <table:table-cell office:value-type="float" office:value="-388.375">
            <text:p>-388.375</text:p>
          </table:table-cell>
          <table:table-cell office:value-type="float" office:value="-727.5">
            <text:p>-727.5</text:p>
          </table:table-cell>
          <table:table-cell office:value-type="float" office:value="-0.063997005988024">
            <text:p>-0.063997006</text:p>
          </table:table-cell>
          <table:table-cell office:value-type="float" office:value="-0.0571223709369025">
            <text:p>-0.0571223709</text:p>
          </table:table-cell>
          <table:table-cell office:value-type="float" office:value="-0.054181872346764">
            <text:p>-0.0541818723</text:p>
          </table:table-cell>
          <table:table-cell office:value-type="float" office:value="0.784037887921761">
            <text:p>0.7840378879</text:p>
          </table:table-cell>
          <table:table-cell office:value-type="float" office:value="0.806467113633289">
            <text:p>0.8064671136</text:p>
          </table:table-cell>
          <table:table-cell office:value-type="float" office:value="0.816117370356688">
            <text:p>0.8161173704</text:p>
          </table:table-cell>
          <table:table-cell office:value-type="float" office:value="-10.4805378709347">
            <text:p>-10.4805378709</text:p>
          </table:table-cell>
          <table:table-cell office:value-type="float" office:value="-11.7844550559933">
            <text:p>-11.784455056</text:p>
          </table:table-cell>
          <table:table-cell office:value-type="float" office:value="-12.4431810172717">
            <text:p>-12.443181017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office:value-type="float" office:value="511">
            <text:p>511</text:p>
          </table:table-cell>
          <table:table-cell office:value-type="float" office:value="257">
            <text:p>257</text:p>
          </table:table-cell>
          <table:table-cell office:value-type="float" office:value="3256">
            <text:p>3256</text:p>
          </table:table-cell>
          <table:table-cell office:value-type="float" office:value="5642">
            <text:p>5642</text:p>
          </table:table-cell>
          <table:table-cell office:value-type="float" office:value="8818">
            <text:p>8818</text:p>
          </table:table-cell>
          <table:table-cell office:value-type="float" office:value="-58.375">
            <text:p>-58.375</text:p>
          </table:table-cell>
          <table:table-cell office:value-type="float" office:value="-56.4285714285714">
            <text:p>-56.4285714286</text:p>
          </table:table-cell>
          <table:table-cell office:value-type="float" office:value="-115.375">
            <text:p>-115.375</text:p>
          </table:table-cell>
          <table:table-cell office:value-type="float" office:value="-0.0179284398034398">
            <text:p>-0.0179284398</text:p>
          </table:table-cell>
          <table:table-cell office:value-type="float" office:value="-0.0100015192181091">
            <text:p>-0.0100015192</text:p>
          </table:table-cell>
          <table:table-cell office:value-type="float" office:value="-0.0130840326604672">
            <text:p>-0.0130840327</text:p>
          </table:table-cell>
          <table:table-cell office:value-type="float" office:value="0.93788046143738">
            <text:p>0.9378804614</text:p>
          </table:table-cell>
          <table:table-cell office:value-type="float" office:value="0.965190742294492">
            <text:p>0.9651907423</text:p>
          </table:table-cell>
          <table:table-cell office:value-type="float" office:value="0.954541421833259">
            <text:p>0.9545414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67">
            <text:p>367</text:p>
          </table:table-cell>
          <table:table-cell office:value-type="float" office:value="3674">
            <text:p>3674</text:p>
          </table:table-cell>
          <table:table-cell office:value-type="float" office:value="6680">
            <text:p>6680</text:p>
          </table:table-cell>
          <table:table-cell office:value-type="float" office:value="12237">
            <text:p>12237</text:p>
          </table:table-cell>
          <table:table-cell office:value-type="float" office:value="-50.125">
            <text:p>-50.125</text:p>
          </table:table-cell>
          <table:table-cell office:value-type="float" office:value="-91.25">
            <text:p>-91.25</text:p>
          </table:table-cell>
          <table:table-cell office:value-type="float" office:value="135.25">
            <text:p>135.25</text:p>
          </table:table-cell>
          <table:table-cell office:value-type="float" office:value="-0.0136431682090365">
            <text:p>-0.0136431682</text:p>
          </table:table-cell>
          <table:table-cell office:value-type="float" office:value="-0.0136601796407186">
            <text:p>-0.0136601796</text:p>
          </table:table-cell>
          <table:table-cell office:value-type="float" office:value="0.0110525455585519">
            <text:p>0.0110525456</text:p>
          </table:table-cell>
          <table:table-cell office:value-type="float" office:value="0.952613737904381">
            <text:p>0.9526137379</text:p>
          </table:table-cell>
          <table:table-cell office:value-type="float" office:value="0.952555108252806">
            <text:p>0.9525551083</text:p>
          </table:table-cell>
          <table:table-cell office:value-type="float" office:value="1.03892334063105">
            <text:p>1.03892334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447">
            <text:p>447</text:p>
          </table:table-cell>
          <table:table-cell office:value-type="float" office:value="3694">
            <text:p>3694</text:p>
          </table:table-cell>
          <table:table-cell office:value-type="float" office:value="6543">
            <text:p>6543</text:p>
          </table:table-cell>
          <table:table-cell office:value-type="float" office:value="12038">
            <text:p>12038</text:p>
          </table:table-cell>
          <table:table-cell office:value-type="float" office:value="-214.875">
            <text:p>-214.875</text:p>
          </table:table-cell>
          <table:table-cell office:value-type="float" office:value="11.2">
            <text:p>11.2</text:p>
          </table:table-cell>
          <table:table-cell office:value-type="float" office:value="-694.375">
            <text:p>-694.375</text:p>
          </table:table-cell>
          <table:table-cell office:value-type="float" office:value="-0.0581686518678939">
            <text:p>-0.0581686519</text:p>
          </table:table-cell>
          <table:table-cell office:value-type="float" office:value="0.00171175301849305">
            <text:p>0.001711753</text:p>
          </table:table-cell>
          <table:table-cell office:value-type="float" office:value="-0.0576819239076259">
            <text:p>-0.0576819239</text:p>
          </table:table-cell>
          <table:table-cell office:value-type="float" office:value="0.803041558900223">
            <text:p>0.8030415589</text:p>
          </table:table-cell>
          <table:table-cell office:value-type="float" office:value="1.00599687855758">
            <text:p>1.0059968786</text:p>
          </table:table-cell>
          <table:table-cell office:value-type="float" office:value="0.804634586840852">
            <text:p>0.8046345868</text:p>
          </table:table-cell>
          <table:table-cell office:value-type="float" office:value="-11.566128725181">
            <text:p>-11.5661287252</text:p>
          </table:table-cell>
          <table:table-cell office:value-type="float" office:value="0">
            <text:p>0</text:p>
          </table:table-cell>
          <table:table-cell office:value-type="float" office:value="-11.6667087819362">
            <text:p>-11.666708781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958">
            <text:p>958</text:p>
          </table:table-cell>
          <table:table-cell office:value-type="float" office:value="399">
            <text:p>399</text:p>
          </table:table-cell>
          <table:table-cell office:value-type="float" office:value="3036">
            <text:p>3036</text:p>
          </table:table-cell>
          <table:table-cell office:value-type="float" office:value="5476">
            <text:p>5476</text:p>
          </table:table-cell>
          <table:table-cell office:value-type="float" office:value="9782">
            <text:p>9782</text:p>
          </table:table-cell>
          <table:table-cell office:value-type="float" office:value="-15.1428571428571">
            <text:p>-15.1428571429</text:p>
          </table:table-cell>
          <table:table-cell office:value-type="float" office:value="-344.428571428571">
            <text:p>-344.4285714286</text:p>
          </table:table-cell>
          <table:table-cell office:value-type="float" office:value="-658.285714285714">
            <text:p>-658.2857142857</text:p>
          </table:table-cell>
          <table:table-cell office:value-type="float" office:value="-0.00498776585733108">
            <text:p>-0.0049877659</text:p>
          </table:table-cell>
          <table:table-cell office:value-type="float" office:value="-0.062897839924867">
            <text:p>-0.0628978399</text:p>
          </table:table-cell>
          <table:table-cell office:value-type="float" office:value="-0.0672956158541928">
            <text:p>-0.0672956159</text:p>
          </table:table-cell>
          <table:table-cell office:value-type="float" office:value="0.982591580003506">
            <text:p>0.98259158</text:p>
          </table:table-cell>
          <table:table-cell office:value-type="float" office:value="0.787611591266705">
            <text:p>0.7876115913</text:p>
          </table:table-cell>
          <table:table-cell office:value-type="float" office:value="0.773341596340188">
            <text:p>0.7733415963</text:p>
          </table:table-cell>
          <table:table-cell office:value-type="float" office:value="0">
            <text:p>0</text:p>
          </table:table-cell>
          <table:table-cell office:value-type="float" office:value="-10.669880704444">
            <text:p>-10.6698807044</text:p>
          </table:table-cell>
          <table:table-cell office:value-type="float" office:value="-9.94943734431665">
            <text:p>-9.949437344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7.6">
            <text:p>187.6</text:p>
          </table:table-cell>
          <table:table-cell office:value-type="float" office:value="6109.6">
            <text:p>6109.6</text:p>
          </table:table-cell>
          <table:table-cell office:value-type="float" office:value="18483">
            <text:p>18483</text:p>
          </table:table-cell>
          <table:table-cell office:value-type="float" office:value="10.644">
            <text:p>10.6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97">
            <text:p>597</text:p>
          </table:table-cell>
          <table:table-cell table:number-columns-repeated="2" office:value-type="float" office:value="392">
            <text:p>392</text:p>
          </table:table-cell>
          <table:table-cell office:value-type="float" office:value="3006">
            <text:p>3006</text:p>
          </table:table-cell>
          <table:table-cell office:value-type="float" office:value="5684">
            <text:p>5684</text:p>
          </table:table-cell>
          <table:table-cell office:value-type="float" office:value="9696">
            <text:p>9696</text:p>
          </table:table-cell>
          <table:table-cell office:value-type="float" office:value="0">
            <text:p>0</text:p>
          </table:table-cell>
          <table:table-cell office:value-type="float" office:value="79.6666666666667">
            <text:p>79.6666666667</text:p>
          </table:table-cell>
          <table:table-cell office:value-type="float" office:value="135.833333333333">
            <text:p>135.8333333333</text:p>
          </table:table-cell>
          <table:table-cell office:value-type="float" office:value="0">
            <text:p>0</text:p>
          </table:table-cell>
          <table:table-cell office:value-type="float" office:value="0.0140159512080694">
            <text:p>0.0140159512</text:p>
          </table:table-cell>
          <table:table-cell office:value-type="float" office:value="0.0140092134213421">
            <text:p>0.0140092134</text:p>
          </table:table-cell>
          <table:table-cell office:value-type="float" office:value="0.75">
            <text:p>0.75</text:p>
          </table:table-cell>
          <table:table-cell office:value-type="float" office:value="1.04944086512925">
            <text:p>1.0494408651</text:p>
          </table:table-cell>
          <table:table-cell office:value-type="float" office:value="1.04941691277364">
            <text:p>1.0494169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3">
            <text:p>183</text:p>
          </table:table-cell>
          <table:table-cell office:value-type="float" office:value="6040.2">
            <text:p>6040.2</text:p>
          </table:table-cell>
          <table:table-cell office:value-type="float" office:value="18588">
            <text:p>18588</text:p>
          </table:table-cell>
          <table:table-cell office:value-type="float" office:value="10.632">
            <text:p>10.63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4">
            <text:p>734</text:p>
          </table:table-cell>
          <table:table-cell table:number-columns-repeated="2" office:value-type="float" office:value="538">
            <text:p>538</text:p>
          </table:table-cell>
          <table:table-cell office:value-type="float" office:value="2790">
            <text:p>2790</text:p>
          </table:table-cell>
          <table:table-cell office:value-type="float" office:value="5599">
            <text:p>5599</text:p>
          </table:table-cell>
          <table:table-cell office:value-type="float" office:value="9666">
            <text:p>9666</text:p>
          </table:table-cell>
          <table:table-cell office:value-type="float" office:value="0">
            <text:p>0</text:p>
          </table:table-cell>
          <table:table-cell office:value-type="float" office:value="-395.8">
            <text:p>-395.8</text:p>
          </table:table-cell>
          <table:table-cell office:value-type="float" office:value="-683.6">
            <text:p>-683.6</text:p>
          </table:table-cell>
          <table:table-cell office:value-type="float" office:value="0">
            <text:p>0</text:p>
          </table:table-cell>
          <table:table-cell office:value-type="float" office:value="-0.0706911948562243">
            <text:p>-0.0706911949</text:p>
          </table:table-cell>
          <table:table-cell office:value-type="float" office:value="-0.0707221187668115">
            <text:p>-0.0707221188</text:p>
          </table:table-cell>
          <table:table-cell office:value-type="float" office:value="0.75">
            <text:p>0.75</text:p>
          </table:table-cell>
          <table:table-cell office:value-type="float" office:value="0.762375418262408">
            <text:p>0.7623754183</text:p>
          </table:table-cell>
          <table:table-cell office:value-type="float" office:value="0.762275755758579">
            <text:p>0.7622757558</text:p>
          </table:table-cell>
          <table:table-cell office:value-type="float" office:value="0">
            <text:p>0</text:p>
          </table:table-cell>
          <table:table-cell office:value-type="float" office:value="-9.45447512817652">
            <text:p>-9.4544751282</text:p>
          </table:table-cell>
          <table:table-cell office:value-type="float" office:value="-9.45018575441785">
            <text:p>-9.450185754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date" office:date-value="2021-04-29">
            <text:p>04/29/21</text:p>
          </table:table-cell>
          <table:table-cell office:value-type="float" office:value="186">
            <text:p>186</text:p>
          </table:table-cell>
          <table:table-cell office:value-type="float" office:value="5554">
            <text:p>5554</text:p>
          </table:table-cell>
          <table:table-cell office:value-type="float" office:value="22379">
            <text:p>22379</text:p>
          </table:table-cell>
          <table:table-cell office:value-type="float" office:value="11.55">
            <text:p>11.55</text:p>
          </table:table-cell>
          <table:table-cell office:value-type="float" office:value="180">
            <text:p>180</text:p>
          </table:table-cell>
          <table:table-cell office:value-type="float" office:value="5789.8">
            <text:p>5789.8</text:p>
          </table:table-cell>
          <table:table-cell office:value-type="float" office:value="19483.4">
            <text:p>19483.4</text:p>
          </table:table-cell>
          <table:table-cell office:value-type="float" office:value="10.152">
            <text:p>10.15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2590">
            <text:p>2590</text:p>
          </table:table-cell>
          <table:table-cell office:value-type="float" office:value="5229">
            <text:p>5229</text:p>
          </table:table-cell>
          <table:table-cell office:value-type="float" office:value="9434">
            <text:p>9434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date" office:date-value="2021-04-30">
            <text:p>04/30/21</text:p>
          </table:table-cell>
          <table:table-cell office:value-type="float" office:value="182">
            <text:p>182</text:p>
          </table:table-cell>
          <table:table-cell office:value-type="float" office:value="5937">
            <text:p>5937</text:p>
          </table:table-cell>
          <table:table-cell office:value-type="float" office:value="23748">
            <text:p>23748</text:p>
          </table:table-cell>
          <table:table-cell office:value-type="float" office:value="9.96">
            <text:p>9.96</text:p>
          </table:table-cell>
          <table:table-cell office:value-type="float" office:value="163.6">
            <text:p>163.6</text:p>
          </table:table-cell>
          <table:table-cell office:value-type="float" office:value="5524">
            <text:p>5524</text:p>
          </table:table-cell>
          <table:table-cell office:value-type="float" office:value="21471.8">
            <text:p>21471.8</text:p>
          </table:table-cell>
          <table:table-cell office:value-type="float" office:value="9.446">
            <text:p>9.446</text:p>
          </table:table-cell>
          <table:table-cell table:number-columns-repeated="3" office:value-type="float" office:value="5">
            <text:p>5</text:p>
          </table:table-cell>
          <table:table-cell office:value-type="float" office:value="477">
            <text:p>477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404">
            <text:p>2404</text:p>
          </table:table-cell>
          <table:table-cell office:value-type="float" office:value="5001">
            <text:p>5001</text:p>
          </table:table-cell>
          <table:table-cell office:value-type="float" office:value="9630">
            <text:p>963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date" office:date-value="2021-05-01">
            <text:p>05/01/21</text:p>
          </table:table-cell>
          <table:table-cell office:value-type="float" office:value="161">
            <text:p>161</text:p>
          </table:table-cell>
          <table:table-cell office:value-type="float" office:value="5191">
            <text:p>5191</text:p>
          </table:table-cell>
          <table:table-cell office:value-type="float" office:value="21112">
            <text:p>21112</text:p>
          </table:table-cell>
          <table:table-cell office:value-type="float" office:value="9.24">
            <text:p>9.24</text:p>
          </table:table-cell>
          <table:table-cell office:value-type="float" office:value="147.2">
            <text:p>147.2</text:p>
          </table:table-cell>
          <table:table-cell office:value-type="float" office:value="5317">
            <text:p>5317</text:p>
          </table:table-cell>
          <table:table-cell office:value-type="float" office:value="20464.8">
            <text:p>20464.8</text:p>
          </table:table-cell>
          <table:table-cell office:value-type="float" office:value="9.416">
            <text:p>9.416</text:p>
          </table:table-cell>
          <table:table-cell table:number-columns-repeated="3"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334">
            <text:p>334</text:p>
          </table:table-cell>
          <table:table-cell office:value-type="float" office:value="2231">
            <text:p>2231</text:p>
          </table:table-cell>
          <table:table-cell office:value-type="float" office:value="4844">
            <text:p>4844</text:p>
          </table:table-cell>
          <table:table-cell office:value-type="float" office:value="9829">
            <text:p>9829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date" office:date-value="2021-05-02">
            <text:p>05/02/21</text:p>
          </table:table-cell>
          <table:table-cell office:value-type="float" office:value="101">
            <text:p>101</text:p>
          </table:table-cell>
          <table:table-cell office:value-type="float" office:value="5031">
            <text:p>5031</text:p>
          </table:table-cell>
          <table:table-cell office:value-type="float" office:value="21331">
            <text:p>21331</text:p>
          </table:table-cell>
          <table:table-cell office:value-type="float" office:value="7.47">
            <text:p>7.47</text:p>
          </table:table-cell>
          <table:table-cell office:value-type="float" office:value="137.5">
            <text:p>137.5</text:p>
          </table:table-cell>
          <table:table-cell office:value-type="float" office:value="5257.75">
            <text:p>5257.75</text:p>
          </table:table-cell>
          <table:table-cell office:value-type="float" office:value="19986.25">
            <text:p>19986.25</text:p>
          </table:table-cell>
          <table:table-cell office:value-type="float" office:value="8.8825">
            <text:p>8.8825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463">
            <text:p>463</text:p>
          </table:table-cell>
          <table:table-cell office:value-type="float" office:value="2071">
            <text:p>2071</text:p>
          </table:table-cell>
          <table:table-cell office:value-type="float" office:value="4691">
            <text:p>4691</text:p>
          </table:table-cell>
          <table:table-cell office:value-type="float" office:value="10033">
            <text:p>10033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date" office:date-value="2021-05-03">
            <text:p>05/03/21</text:p>
          </table:table-cell>
          <table:table-cell office:value-type="float" office:value="106">
            <text:p>106</text:p>
          </table:table-cell>
          <table:table-cell office:value-type="float" office:value="4872">
            <text:p>4872</text:p>
          </table:table-cell>
          <table:table-cell office:value-type="float" office:value="13754">
            <text:p>13754</text:p>
          </table:table-cell>
          <table:table-cell office:value-type="float" office:value="8.86">
            <text:p>8.86</text:p>
          </table:table-cell>
          <table:table-cell office:value-type="float" office:value="122.666666666667">
            <text:p>122.6666666667</text:p>
          </table:table-cell>
          <table:table-cell office:value-type="float" office:value="5031.33333333333">
            <text:p>5031.3333333333</text:p>
          </table:table-cell>
          <table:table-cell office:value-type="float" office:value="18732.3333333333">
            <text:p>18732.3333333333</text:p>
          </table:table-cell>
          <table:table-cell office:value-type="float" office:value="8.52333333333333">
            <text:p>8.5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76">
            <text:p>276</text:p>
          </table:table-cell>
          <table:table-cell office:value-type="float" office:value="1922">
            <text:p>1922</text:p>
          </table:table-cell>
          <table:table-cell office:value-type="float" office:value="4529">
            <text:p>4529</text:p>
          </table:table-cell>
          <table:table-cell office:value-type="float" office:value="10240">
            <text:p>10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source xlink:type="simple" xlink:href="../Aggregates.txt" table:table-name="Sheet1" table:filter-name="Text - txt - csv (StarCalc)" table:filter-options="44,34,ANSI,1,,0,false,true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-9">
            <text:p>-9</text:p>
          </table:table-cell>
          <table:table-cell office:value-type="float" office:value="-27">
            <text:p>-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0.4">
            <text:p>30.4</text:p>
          </table:table-cell>
          <table:table-cell office:value-type="float" office:value="31.2">
            <text:p>31.2</text:p>
          </table:table-cell>
          <table:table-cell office:value-type="float" office:value="51.4">
            <text:p>51.4</text:p>
          </table:table-cell>
          <table:table-cell office:value-type="float" office:value="29470">
            <text:p>29470</text:p>
          </table:table-cell>
          <table:table-cell office:value-type="float" office:value="29860">
            <text:p>29860</text:p>
          </table:table-cell>
          <table:table-cell office:value-type="float" office:value="30120">
            <text:p>301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11/09/2021</text:date>, <text:time>22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9T22:49:15.99</dc:date>
    <dc:creator>Liam Widdess</dc:creator>
    <meta:editing-duration>P2DT3H33M42S</meta:editing-duration>
    <meta:editing-cycles>189</meta:editing-cycles>
    <meta:generator>OpenOffice/4.1.7$Win32 OpenOffice.org_project/417m1$Build-9800</meta:generator>
    <meta:document-statistic meta:table-count="8" meta:cell-count="1298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256">
                <text:p>18256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19804">
                <text:p>19804</text:p>
              </table:table-cell>
              <table:table-cell office:value-type="float" office:value="27352">
                <text:p>2735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069">
                <text:p>20069</text:p>
              </table:table-cell>
              <table:table-cell office:value-type="float" office:value="28502">
                <text:p>2850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8791">
                <text:p>18791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445">
                <text:p>14445</text:p>
              </table:table-cell>
              <table:table-cell office:value-type="float" office:value="20141">
                <text:p>20141</text:p>
              </table:table-cell>
              <table:table-cell office:value-type="float" office:value="33764">
                <text:p>337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5720">
                <text:p>15720</text:p>
              </table:table-cell>
              <table:table-cell office:value-type="float" office:value="21238">
                <text:p>21238</text:p>
              </table:table-cell>
              <table:table-cell office:value-type="float" office:value="35813">
                <text:p>3581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760">
                <text:p>15760</text:p>
              </table:table-cell>
              <table:table-cell office:value-type="float" office:value="21300">
                <text:p>21300</text:p>
              </table:table-cell>
              <table:table-cell office:value-type="float" office:value="35732">
                <text:p>3573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4942">
                <text:p>14942</text:p>
              </table:table-cell>
              <table:table-cell office:value-type="float" office:value="22596">
                <text:p>22596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340">
                <text:p>14340</text:p>
              </table:table-cell>
              <table:table-cell office:value-type="float" office:value="24184">
                <text:p>24184</text:p>
              </table:table-cell>
              <table:table-cell office:value-type="float" office:value="38768">
                <text:p>387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888">
                <text:p>15888</text:p>
              </table:table-cell>
              <table:table-cell office:value-type="float" office:value="26517">
                <text:p>26517</text:p>
              </table:table-cell>
              <table:table-cell office:value-type="float" office:value="40841">
                <text:p>4084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6692">
                <text:p>16692</text:p>
              </table:table-cell>
              <table:table-cell office:value-type="float" office:value="26794">
                <text:p>26794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773">
                <text:p>17773</text:p>
              </table:table-cell>
              <table:table-cell office:value-type="float" office:value="27794">
                <text:p>27794</text:p>
              </table:table-cell>
              <table:table-cell office:value-type="float" office:value="46334">
                <text:p>4633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9768">
                <text:p>19768</text:p>
              </table:table-cell>
              <table:table-cell office:value-type="float" office:value="29028">
                <text:p>29028</text:p>
              </table:table-cell>
              <table:table-cell office:value-type="float" office:value="45654">
                <text:p>4565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182">
                <text:p>21182</text:p>
              </table:table-cell>
              <table:table-cell office:value-type="float" office:value="30284">
                <text:p>30284</text:p>
              </table:table-cell>
              <table:table-cell office:value-type="float" office:value="43524">
                <text:p>4352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822">
                <text:p>20822</text:p>
              </table:table-cell>
              <table:table-cell office:value-type="float" office:value="32675">
                <text:p>32675</text:p>
              </table:table-cell>
              <table:table-cell office:value-type="float" office:value="44060">
                <text:p>4406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928">
                <text:p>21928</text:p>
              </table:table-cell>
              <table:table-cell office:value-type="float" office:value="33484">
                <text:p>33484</text:p>
              </table:table-cell>
              <table:table-cell office:value-type="float" office:value="46131">
                <text:p>4613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794">
                <text:p>22794</text:p>
              </table:table-cell>
              <table:table-cell office:value-type="float" office:value="33725">
                <text:p>33725</text:p>
              </table:table-cell>
              <table:table-cell office:value-type="float" office:value="45626">
                <text:p>4562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00">
                <text:p>23800</text:p>
              </table:table-cell>
              <table:table-cell office:value-type="float" office:value="32444">
                <text:p>32444</text:p>
              </table:table-cell>
              <table:table-cell office:value-type="float" office:value="47675">
                <text:p>4767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698">
                <text:p>25698</text:p>
              </table:table-cell>
              <table:table-cell office:value-type="float" office:value="32694">
                <text:p>32694</text:p>
              </table:table-cell>
              <table:table-cell office:value-type="float" office:value="49742">
                <text:p>4974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65">
                <text:p>26765</text:p>
              </table:table-cell>
              <table:table-cell office:value-type="float" office:value="34442">
                <text:p>3444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460">
                <text:p>26460</text:p>
              </table:table-cell>
              <table:table-cell office:value-type="float" office:value="33802">
                <text:p>33802</text:p>
              </table:table-cell>
              <table:table-cell office:value-type="float" office:value="45707">
                <text:p>457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3630">
                <text:p>23630</text:p>
              </table:table-cell>
              <table:table-cell office:value-type="float" office:value="32294">
                <text:p>32294</text:p>
              </table:table-cell>
              <table:table-cell office:value-type="float" office:value="47456">
                <text:p>47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592">
                <text:p>24592</text:p>
              </table:table-cell>
              <table:table-cell office:value-type="float" office:value="32694">
                <text:p>32694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662">
                <text:p>33662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032">
                <text:p>25032</text:p>
              </table:table-cell>
              <table:table-cell office:value-type="float" office:value="33778">
                <text:p>33778</text:p>
              </table:table-cell>
              <table:table-cell office:value-type="float" office:value="48533">
                <text:p>4853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050">
                <text:p>23050</text:p>
              </table:table-cell>
              <table:table-cell office:value-type="float" office:value="34365">
                <text:p>34365</text:p>
              </table:table-cell>
              <table:table-cell office:value-type="float" office:value="49912">
                <text:p>4991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3846">
                <text:p>23846</text:p>
              </table:table-cell>
              <table:table-cell office:value-type="float" office:value="35666">
                <text:p>35666</text:p>
              </table:table-cell>
              <table:table-cell office:value-type="float" office:value="51832">
                <text:p>5183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4796">
                <text:p>24796</text:p>
              </table:table-cell>
              <table:table-cell office:value-type="float" office:value="34270">
                <text:p>3427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190">
                <text:p>34190</text:p>
              </table:table-cell>
              <table:table-cell office:value-type="float" office:value="50066">
                <text:p>5006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4838">
                <text:p>34838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846">
                <text:p>23846</text:p>
              </table:table-cell>
              <table:table-cell office:value-type="float" office:value="35778">
                <text:p>35778</text:p>
              </table:table-cell>
              <table:table-cell office:value-type="float" office:value="51203">
                <text:p>5120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609">
                <text:p>52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413">
                <text:p>25413</text:p>
              </table:table-cell>
              <table:table-cell office:value-type="float" office:value="35330">
                <text:p>35330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690">
                <text:p>3469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498">
                <text:p>24498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1344">
                <text:p>5134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264">
                <text:p>3426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418">
                <text:p>33418</text:p>
              </table:table-cell>
              <table:table-cell office:value-type="float" office:value="47927">
                <text:p>4792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0860">
                <text:p>30860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208">
                <text:p>30208</text:p>
              </table:table-cell>
              <table:table-cell office:value-type="float" office:value="49762">
                <text:p>4976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334">
                <text:p>3033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354">
                <text:p>29354</text:p>
              </table:table-cell>
              <table:table-cell office:value-type="float" office:value="44727">
                <text:p>4472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080">
                <text:p>22080</text:p>
              </table:table-cell>
              <table:table-cell office:value-type="float" office:value="28950">
                <text:p>28950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742">
                <text:p>28742</text:p>
              </table:table-cell>
              <table:table-cell office:value-type="float" office:value="40294">
                <text:p>4029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1112">
                <text:p>21112</text:p>
              </table:table-cell>
              <table:table-cell office:value-type="float" office:value="27972">
                <text:p>27972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0512">
                <text:p>20512</text:p>
              </table:table-cell>
              <table:table-cell office:value-type="float" office:value="27476">
                <text:p>27476</text:p>
              </table:table-cell>
              <table:table-cell office:value-type="float" office:value="39279">
                <text:p>39279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9854">
                <text:p>19854</text:p>
              </table:table-cell>
              <table:table-cell office:value-type="float" office:value="27254">
                <text:p>27254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8278">
                <text:p>18278</text:p>
              </table:table-cell>
              <table:table-cell office:value-type="float" office:value="27278">
                <text:p>27278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6485">
                <text:p>16485</text:p>
              </table:table-cell>
              <table:table-cell office:value-type="float" office:value="26872">
                <text:p>26872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795">
                <text:p>13795</text:p>
              </table:table-cell>
              <table:table-cell office:value-type="float" office:value="23910">
                <text:p>23910</text:p>
              </table:table-cell>
              <table:table-cell office:value-type="float" office:value="38341">
                <text:p>3834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782">
                <text:p>10782</text:p>
              </table:table-cell>
              <table:table-cell office:value-type="float" office:value="21284">
                <text:p>21284</text:p>
              </table:table-cell>
              <table:table-cell office:value-type="float" office:value="37394">
                <text:p>3739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261">
                <text:p>9261</text:p>
              </table:table-cell>
              <table:table-cell office:value-type="float" office:value="21106">
                <text:p>21106</text:p>
              </table:table-cell>
              <table:table-cell office:value-type="float" office:value="36912">
                <text:p>3691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20341">
                <text:p>20341</text:p>
              </table:table-cell>
              <table:table-cell office:value-type="float" office:value="35735">
                <text:p>357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8054">
                <text:p>18054</text:p>
              </table:table-cell>
              <table:table-cell office:value-type="float" office:value="34522">
                <text:p>3452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6732">
                <text:p>6732</text:p>
              </table:table-cell>
              <table:table-cell office:value-type="float" office:value="14147">
                <text:p>14147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965">
                <text:p>7965</text:p>
              </table:table-cell>
              <table:table-cell office:value-type="float" office:value="14600">
                <text:p>14600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028">
                <text:p>7028</text:p>
              </table:table-cell>
              <table:table-cell office:value-type="float" office:value="13554">
                <text:p>13554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222">
                <text:p>5222</text:p>
              </table:table-cell>
              <table:table-cell office:value-type="float" office:value="12360">
                <text:p>12360</text:p>
              </table:table-cell>
              <table:table-cell office:value-type="float" office:value="23563">
                <text:p>2356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6874">
                <text:p>6874</text:p>
              </table:table-cell>
              <table:table-cell office:value-type="float" office:value="11032">
                <text:p>11032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054">
                <text:p>5054</text:p>
              </table:table-cell>
              <table:table-cell office:value-type="float" office:value="9735">
                <text:p>9735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8310">
                <text:p>8310</text:p>
              </table:table-cell>
              <table:table-cell office:value-type="float" office:value="15612">
                <text:p>1561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38">
                <text:p>8838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6057">
                <text:p>6057</text:p>
              </table:table-cell>
              <table:table-cell office:value-type="float" office:value="9690">
                <text:p>9690</text:p>
              </table:table-cell>
              <table:table-cell office:value-type="float" office:value="15092">
                <text:p>1509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054">
                <text:p>5054</text:p>
              </table:table-cell>
              <table:table-cell office:value-type="float" office:value="8310">
                <text:p>8310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3598">
                <text:p>3598</text:p>
              </table:table-cell>
              <table:table-cell office:value-type="float" office:value="7416">
                <text:p>7416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138">
                <text:p>5138</text:p>
              </table:table-cell>
              <table:table-cell office:value-type="float" office:value="8808">
                <text:p>8808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3971">
                <text:p>3971</text:p>
              </table:table-cell>
              <table:table-cell office:value-type="float" office:value="7524">
                <text:p>7524</text:p>
              </table:table-cell>
              <table:table-cell office:value-type="float" office:value="12963">
                <text:p>12963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827">
                <text:p>2827</text:p>
              </table:table-cell>
              <table:table-cell office:value-type="float" office:value="6706">
                <text:p>6706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4037">
                <text:p>4037</text:p>
              </table:table-cell>
              <table:table-cell office:value-type="float" office:value="7084">
                <text:p>708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917">
                <text:p>4917</text:p>
              </table:table-cell>
              <table:table-cell office:value-type="float" office:value="8749">
                <text:p>8749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3864">
                <text:p>3864</text:p>
              </table:table-cell>
              <table:table-cell office:value-type="float" office:value="6348">
                <text:p>6348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144">
                <text:p>4144</text:p>
              </table:table-cell>
              <table:table-cell office:value-type="float" office:value="6664">
                <text:p>6664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4554">
                <text:p>4554</text:p>
              </table:table-cell>
              <table:table-cell office:value-type="float" office:value="7084">
                <text:p>7084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799">
                <text:p>6799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256">
                <text:p>3256</text:p>
              </table:table-cell>
              <table:table-cell office:value-type="float" office:value="5642">
                <text:p>5642</text:p>
              </table:table-cell>
              <table:table-cell office:value-type="float" office:value="8818">
                <text:p>881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674">
                <text:p>3674</text:p>
              </table:table-cell>
              <table:table-cell office:value-type="float" office:value="6680">
                <text:p>6680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3694">
                <text:p>3694</text:p>
              </table:table-cell>
              <table:table-cell office:value-type="float" office:value="6543">
                <text:p>6543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3036">
                <text:p>3036</text:p>
              </table:table-cell>
              <table:table-cell office:value-type="float" office:value="5476">
                <text:p>5476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3006">
                <text:p>3006</text:p>
              </table:table-cell>
              <table:table-cell office:value-type="float" office:value="5684">
                <text:p>5684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2790">
                <text:p>2790</text:p>
              </table:table-cell>
              <table:table-cell office:value-type="float" office:value="5599">
                <text:p>5599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2590">
                <text:p>2590</text:p>
              </table:table-cell>
              <table:table-cell office:value-type="float" office:value="5229">
                <text:p>5229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404">
                <text:p>2404</text:p>
              </table:table-cell>
              <table:table-cell office:value-type="float" office:value="5001">
                <text:p>5001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231">
                <text:p>2231</text:p>
              </table:table-cell>
              <table:table-cell office:value-type="float" office:value="4844">
                <text:p>4844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2071">
                <text:p>2071</text:p>
              </table:table-cell>
              <table:table-cell office:value-type="float" office:value="4691">
                <text:p>4691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922">
                <text:p>1922</text:p>
              </table:table-cell>
              <table:table-cell office:value-type="float" office:value="4529">
                <text:p>452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109.6">
                <text:p>6109.6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5789.8">
                <text:p>5789.8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5257.75">
                <text:p>5257.7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5031.33333333333">
                <text:p>503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632">
                <text:p>10.632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9.446">
                <text:p>9.446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9.416">
                <text:p>9.416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8.8825">
                <text:p>8.88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8.52333333333333">
                <text:p>8.5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1cm" svg:y="1.352cm" svg:width="31.37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62154172725">
                <text:p>1.1026215417272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143224458795">
                <text:p>1.0314322445879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025630823575">
                <text:p>1.150256308235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693213957932">
                <text:p>1.0669321395793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285655941484">
                <text:p>1.072856559414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789908470621">
                <text:p>1.107899084706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811238478744">
                <text:p>1.1881123847874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678629672327">
                <text:p>1.1767862967232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904448416871">
                <text:p>1.1290444841687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96780759212">
                <text:p>1.1749678075921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437300300468">
                <text:p>1.1643730030046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254237499965">
                <text:p>1.1425423749996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570236159808">
                <text:p>1.1957023615980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976962951801">
                <text:p>1.0697696295180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788068837826">
                <text:p>1.1278806883782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902282709272">
                <text:p>1.09022827092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505191867462">
                <text:p>1.05505191867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1583664964568">
                <text:p>1.015836649645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93403936732093">
                <text:p>0.9934039367320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314071943142">
                <text:p>1.0631407194314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849910011199">
                <text:p>1.0584991001119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3124378224516">
                <text:p>1.0312437822451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6927405026456">
                <text:p>1.0692740502645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3017271879344">
                <text:p>1.0301727187934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73963545183">
                <text:p>1.0157396354518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1840387673576">
                <text:p>0.97184038767357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5588782991384">
                <text:p>0.96558878299138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264987662692">
                <text:p>0.9842649876626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5876228668002">
                <text:p>0.9758762286680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2231882657741">
                <text:p>1.0223188265774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215708012558">
                <text:p>1.0721570801255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42479921445944">
                <text:p>0.94247992144594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091649438848">
                <text:p>1.0009164943884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7810044739737">
                <text:p>0.90781004473973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1739654142702">
                <text:p>0.93173965414270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6891990256712">
                <text:p>0.90689199025671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6861543197873">
                <text:p>0.97686154319787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1608921177514">
                <text:p>0.8916089211775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7301409737675">
                <text:p>0.97730140973767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66832485756292">
                <text:p>0.96683248575629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67559604530765">
                <text:p>0.9675596045307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46752563740712">
                <text:p>0.9467525637407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54286594007">
                <text:p>0.96455428659400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08111427869311">
                <text:p>0.9081114278693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3028995371655">
                <text:p>0.92302899537165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447620833393">
                <text:p>0.944762083339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458193690453">
                <text:p>0.90458193690453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71063326853448">
                <text:p>0.87106332685344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687276246943045">
                <text:p>0.68727624694304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52351615638885">
                <text:p>0.95235161563888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02808758813039">
                <text:p>0.90280875881303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71479112182952">
                <text:p>0.7147911218295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28874671284281">
                <text:p>0.728874671284281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625368096423721">
                <text:p>0.62536809642372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617632512209139">
                <text:p>0.617632512209139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31381270237774">
                <text:p>0.83138127023777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45697856811564">
                <text:p>0.84569785681156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542519928259377">
                <text:p>0.54251992825937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17364817219109">
                <text:p>0.917364817219109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691507048322561">
                <text:p>0.691507048322561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11042603125884">
                <text:p>0.9110426031258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1134545253324">
                <text:p>1.01134545253324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15970737340669">
                <text:p>0.81597073734066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76936380839737">
                <text:p>0.87693638083973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30146502835539">
                <text:p>0.93014650283553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32478607298274">
                <text:p>0.83247860729827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52943222917458">
                <text:p>0.95294322291745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.087119140625">
                <text:p>1.08711914062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69945828540713">
                <text:p>0.96994582854071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06467113633289">
                <text:p>0.806467113633289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965190742294492">
                <text:p>0.9651907422944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952555108252806">
                <text:p>0.95255510825280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.00599687855758">
                <text:p>1.005996878557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787611591266705">
                <text:p>0.78761159126670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.04944086512925">
                <text:p>1.0494408651292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762375418262408">
                <text:p>0.76237541826240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315">
                <text:p>44320</text:p>
              </table:table-cell>
              <table:table-cell office:value-type="float" office:value="19483.4">
                <text:p>19483.4</text:p>
              </table:table-cell>
            </table:table-row>
            <table:table-row>
              <table:table-cell office:value-type="float" office:value="44316">
                <text:p>44320</text:p>
              </table:table-cell>
              <table:table-cell office:value-type="float" office:value="21471.8">
                <text:p>21471.8</text:p>
              </table:table-cell>
            </table:table-row>
            <table:table-row>
              <table:table-cell office:value-type="float" office:value="44317">
                <text:p>44320</text:p>
              </table:table-cell>
              <table:table-cell office:value-type="float" office:value="20464.8">
                <text:p>20464.8</text:p>
              </table:table-cell>
            </table:table-row>
            <table:table-row>
              <table:table-cell office:value-type="float" office:value="44318">
                <text:p>44320</text:p>
              </table:table-cell>
              <table:table-cell office:value-type="float" office:value="19986.25">
                <text:p>19986.25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8732.3333333333">
                <text:p>1873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